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.95mm"/>
    </style:style>
    <style:style style:name="co2" style:family="table-column">
      <style:table-column-properties fo:break-before="auto" style:column-width="89.13mm"/>
    </style:style>
    <style:style style:name="co3" style:family="table-column">
      <style:table-column-properties fo:break-before="auto" style:column-width="46.51mm"/>
    </style:style>
    <style:style style:name="co4" style:family="table-column">
      <style:table-column-properties fo:break-before="auto" style:column-width="17.69mm"/>
    </style:style>
    <style:style style:name="co5" style:family="table-column">
      <style:table-column-properties fo:break-before="auto" style:column-width="25.05mm"/>
    </style:style>
    <style:style style:name="co6" style:family="table-column">
      <style:table-column-properties fo:break-before="auto" style:column-width="22.81mm"/>
    </style:style>
    <style:style style:name="co7" style:family="table-column">
      <style:table-column-properties fo:break-before="auto" style:column-width="18.01mm"/>
    </style:style>
    <style:style style:name="co8" style:family="table-column">
      <style:table-column-properties fo:break-before="auto" style:column-width="51.65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LocDPS" table:style-name="ta1">
        <table:table-column table:style-name="co1" table:default-cell-style-name="Default"/>
        <table:table-column table:style-name="co2" table:default-cell-style-name="Default"/>
        <table:table-column table:style-name="co3" table:visibility="collapse" table:default-cell-style-name="Default"/>
        <table:table-column table:style-name="co4" table:default-cell-style-name="Default"/>
        <table:table-column table:style-name="co5" table:visibility="collapse" table:default-cell-style-name="Default"/>
        <table:table-column table:style-name="co6" table:number-columns-repeated="2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cod</text:p>
          </table:table-cell>
          <table:table-cell office:value-type="string" calcext:value-type="string">
            <text:p>delegacia</text:p>
          </table:table-cell>
          <table:table-cell office:value-type="string" calcext:value-type="string">
            <text:p>Distancia do Centro – Texto</text:p>
          </table:table-cell>
          <table:table-cell office:value-type="string" calcext:value-type="string">
            <text:p>Distancia</text:p>
          </table:table-cell>
          <table:table-cell office:value-type="string" calcext:value-type="string">
            <text:p>Pos_distancia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NumDP</text:p>
          </table:table-cell>
          <table:table-cell office:value-type="string" calcext:value-type="string">
            <text:p>Região</text:p>
          </table:table-cell>
          <table:table-cell table:number-columns-repeated="2"/>
        </table:table-row>
        <table:table-row table:style-name="ro1">
          <table:table-cell office:value-type="float" office:value="1410" calcext:value-type="float">
            <text:p>1410</text:p>
          </table:table-cell>
          <table:table-cell office:value-type="string" calcext:value-type="string">
            <text:p>001 DP - Sé</text:p>
          </table:table-cell>
          <table:table-cell office:value-type="string" calcext:value-type="string">
            <text:p>11 min (850 m)</text:p>
          </table:table-cell>
          <table:table-cell office:value-type="float" office:value="0.85" calcext:value-type="float">
            <text:p>0,85</text:p>
          </table:table-cell>
          <table:table-cell table:formula="of:=FIND(&quot;(&quot;;[.C2])+1" office:value-type="float" office:value="9" calcext:value-type="float">
            <text:p>9</text:p>
          </table:table-cell>
          <table:table-cell office:value-type="float" office:value="-23.5571488" calcext:value-type="float">
            <text:p>-23,5571488</text:p>
          </table:table-cell>
          <table:table-cell office:value-type="float" office:value="-46.6349385" calcext:value-type="float">
            <text:p>-46,6349385</text:p>
          </table:table-cell>
          <table:table-cell table:formula="of:=ABS(LEFT([.B2];3))" office:value-type="float" office:value="1" calcext:value-type="float">
            <text:p>1</text:p>
          </table:table-cell>
          <table:table-cell table:formula="of:=LOOKUP([.H2];[Regiões.$A$2:.$A$94];[Regiões.$B$2:.$B$94])" office:value-type="string" office:string-value="Centro " calcext:value-type="string">
            <text:p>Centro </text:p>
          </table:table-cell>
          <table:table-cell table:number-columns-repeated="2"/>
        </table:table-row>
        <table:table-row table:style-name="ro1">
          <table:table-cell office:value-type="float" office:value="1246" calcext:value-type="float">
            <text:p>1246</text:p>
          </table:table-cell>
          <table:table-cell office:value-type="string" calcext:value-type="string">
            <text:p>002 DP - Bom Retiro</text:p>
          </table:table-cell>
          <table:table-cell office:value-type="string" calcext:value-type="string">
            <text:p>52 min (4,1 km)</text:p>
          </table:table-cell>
          <table:table-cell table:formula="of:=MID([.C3];[.E3];4)" office:value-type="string" office:string-value="4,1 " calcext:value-type="string">
            <text:p>4,1 </text:p>
          </table:table-cell>
          <table:table-cell table:formula="of:=FIND(&quot;(&quot;;[.C3])+1" office:value-type="float" office:value="9" calcext:value-type="float">
            <text:p>9</text:p>
          </table:table-cell>
          <table:table-cell office:value-type="float" office:value="-23.5231935" calcext:value-type="float">
            <text:p>-23,5231935</text:p>
          </table:table-cell>
          <table:table-cell office:value-type="float" office:value="-46.6447344" calcext:value-type="float">
            <text:p>-46,6447344</text:p>
          </table:table-cell>
          <table:table-cell table:formula="of:=ABS(LEFT([.B3];3))" office:value-type="float" office:value="2" calcext:value-type="float">
            <text:p>2</text:p>
          </table:table-cell>
          <table:table-cell table:formula="of:=LOOKUP([.H3];[Regiões.$A$2:.$A$94];[Regiões.$B$2:.$B$94])" office:value-type="string" office:string-value="Centro " calcext:value-type="string">
            <text:p>Centro </text:p>
          </table:table-cell>
          <table:table-cell table:number-columns-repeated="2"/>
        </table:table-row>
        <table:table-row table:style-name="ro1">
          <table:table-cell office:value-type="float" office:value="1143" calcext:value-type="float">
            <text:p>1143</text:p>
          </table:table-cell>
          <table:table-cell office:value-type="string" calcext:value-type="string">
            <text:p>003 DP - Campos Elísios</text:p>
          </table:table-cell>
          <table:table-cell office:value-type="string" calcext:value-type="string">
            <text:p>28 min (2,1 km)</text:p>
          </table:table-cell>
          <table:table-cell table:formula="of:=MID([.C4];[.E4];4)" office:value-type="string" office:string-value="2,1 " calcext:value-type="string">
            <text:p>2,1 </text:p>
          </table:table-cell>
          <table:table-cell table:formula="of:=FIND(&quot;(&quot;;[.C4])+1" office:value-type="float" office:value="9" calcext:value-type="float">
            <text:p>9</text:p>
          </table:table-cell>
          <table:table-cell office:value-type="float" office:value="-23.5393975" calcext:value-type="float">
            <text:p>-23,5393975</text:p>
          </table:table-cell>
          <table:table-cell office:value-type="float" office:value="-46.6404542" calcext:value-type="float">
            <text:p>-46,6404542</text:p>
          </table:table-cell>
          <table:table-cell table:formula="of:=ABS(LEFT([.B4];3))" office:value-type="float" office:value="3" calcext:value-type="float">
            <text:p>3</text:p>
          </table:table-cell>
          <table:table-cell table:formula="of:=LOOKUP([.H4];[Regiões.$A$2:.$A$94];[Regiões.$B$2:.$B$94])" office:value-type="string" office:string-value="Centro " calcext:value-type="string">
            <text:p>Centro </text:p>
          </table:table-cell>
          <table:table-cell table:number-columns-repeated="2"/>
        </table:table-row>
        <table:table-row table:style-name="ro1">
          <table:table-cell office:value-type="float" office:value="1067" calcext:value-type="float">
            <text:p>1067</text:p>
          </table:table-cell>
          <table:table-cell office:value-type="string" calcext:value-type="string">
            <text:p>004 DP - Consolação</text:p>
          </table:table-cell>
          <table:table-cell office:value-type="string" calcext:value-type="string">
            <text:p>32 min (2,3 km)</text:p>
          </table:table-cell>
          <table:table-cell table:formula="of:=MID([.C5];[.E5];4)" office:value-type="string" office:string-value="2,3 " calcext:value-type="string">
            <text:p>2,3 </text:p>
          </table:table-cell>
          <table:table-cell table:formula="of:=FIND(&quot;(&quot;;[.C5])+1" office:value-type="float" office:value="9" calcext:value-type="float">
            <text:p>9</text:p>
          </table:table-cell>
          <table:table-cell office:value-type="float" office:value="-23.5506073" calcext:value-type="float">
            <text:p>-23,5506073</text:p>
          </table:table-cell>
          <table:table-cell office:value-type="float" office:value="-46.6499202" calcext:value-type="float">
            <text:p>-46,6499202</text:p>
          </table:table-cell>
          <table:table-cell table:formula="of:=ABS(LEFT([.B5];3))" office:value-type="float" office:value="4" calcext:value-type="float">
            <text:p>4</text:p>
          </table:table-cell>
          <table:table-cell table:formula="of:=LOOKUP([.H5];[Regiões.$A$2:.$A$94];[Regiões.$B$2:.$B$94])" office:value-type="string" office:string-value="Centro " calcext:value-type="string">
            <text:p>Centro </text:p>
          </table:table-cell>
          <table:table-cell table:number-columns-repeated="2"/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string" calcext:value-type="string">
            <text:p>005 DP - Aclimação</text:p>
          </table:table-cell>
          <table:table-cell office:value-type="string" calcext:value-type="string">
            <text:p>58 min (4,3 km)</text:p>
          </table:table-cell>
          <table:table-cell table:formula="of:=MID([.C6];[.E6];4)" office:value-type="string" office:string-value="4,3 " calcext:value-type="string">
            <text:p>4,3 </text:p>
          </table:table-cell>
          <table:table-cell table:formula="of:=FIND(&quot;(&quot;;[.C6])+1" office:value-type="float" office:value="9" calcext:value-type="float">
            <text:p>9</text:p>
          </table:table-cell>
          <table:table-cell office:value-type="float" office:value="-23.5505197" calcext:value-type="float">
            <text:p>-23,5505197</text:p>
          </table:table-cell>
          <table:table-cell office:value-type="float" office:value="-46.6828424" calcext:value-type="float">
            <text:p>-46,6828424</text:p>
          </table:table-cell>
          <table:table-cell table:formula="of:=ABS(LEFT([.B6];3))" office:value-type="float" office:value="5" calcext:value-type="float">
            <text:p>5</text:p>
          </table:table-cell>
          <table:table-cell table:formula="of:=LOOKUP([.H6];[Regiões.$A$2:.$A$94];[Regiões.$B$2:.$B$94])" office:value-type="string" office:string-value="Centro " calcext:value-type="string">
            <text:p>Centro </text:p>
          </table:table-cell>
          <table:table-cell table:number-columns-repeated="2"/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string" calcext:value-type="string">
            <text:p>006 DP - Cambuci</text:p>
          </table:table-cell>
          <table:table-cell office:value-type="string" calcext:value-type="string">
            <text:p>32 min (2,5 km)</text:p>
          </table:table-cell>
          <table:table-cell table:formula="of:=MID([.C7];[.E7];4)" office:value-type="string" office:string-value="2,5 " calcext:value-type="string">
            <text:p>2,5 </text:p>
          </table:table-cell>
          <table:table-cell table:formula="of:=FIND(&quot;(&quot;;[.C7])+1" office:value-type="float" office:value="9" calcext:value-type="float">
            <text:p>9</text:p>
          </table:table-cell>
          <table:table-cell office:value-type="float" office:value="-23.5676153" calcext:value-type="float">
            <text:p>-23,5676153</text:p>
          </table:table-cell>
          <table:table-cell office:value-type="float" office:value="-46.6259208" calcext:value-type="float">
            <text:p>-46,6259208</text:p>
          </table:table-cell>
          <table:table-cell table:formula="of:=ABS(LEFT([.B7];3))" office:value-type="float" office:value="6" calcext:value-type="float">
            <text:p>6</text:p>
          </table:table-cell>
          <table:table-cell table:formula="of:=LOOKUP([.H7];[Regiões.$A$2:.$A$94];[Regiões.$B$2:.$B$94])" office:value-type="string" office:string-value="Centro " calcext:value-type="string">
            <text:p>Centro </text:p>
          </table:table-cell>
          <table:table-cell table:number-columns-repeated="2"/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string" calcext:value-type="string">
            <text:p>007 DP - Lapa</text:p>
          </table:table-cell>
          <table:table-cell office:value-type="string" calcext:value-type="string">
            <text:p>1 h 48 min (8,5 km)</text:p>
          </table:table-cell>
          <table:table-cell table:formula="of:=MID([.C8];[.E8];4)" office:value-type="string" office:string-value="8,5 " calcext:value-type="string">
            <text:p>8,5 </text:p>
          </table:table-cell>
          <table:table-cell table:formula="of:=FIND(&quot;(&quot;;[.C8])+1" office:value-type="float" office:value="13" calcext:value-type="float">
            <text:p>13</text:p>
          </table:table-cell>
          <table:table-cell office:value-type="float" office:value="-23.5293683" calcext:value-type="float">
            <text:p>-23,5293683</text:p>
          </table:table-cell>
          <table:table-cell office:value-type="float" office:value="-46.6973343" calcext:value-type="float">
            <text:p>-46,6973343</text:p>
          </table:table-cell>
          <table:table-cell table:formula="of:=ABS(LEFT([.B8];3))" office:value-type="float" office:value="7" calcext:value-type="float">
            <text:p>7</text:p>
          </table:table-cell>
          <table:table-cell table:formula="of:=LOOKUP([.H8];[Regiões.$A$2:.$A$94];[Regiões.$B$2:.$B$94])" office:value-type="string" office:string-value="Zona Oeste" calcext:value-type="string">
            <text:p>Zona Oeste</text:p>
          </table:table-cell>
          <table:table-cell table:number-columns-repeated="2"/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string" calcext:value-type="string">
            <text:p>008 DP - Brás</text:p>
          </table:table-cell>
          <table:table-cell office:value-type="string" calcext:value-type="string">
            <text:p>59 min (4,7 km)</text:p>
          </table:table-cell>
          <table:table-cell table:formula="of:=MID([.C9];[.E9];4)" office:value-type="string" office:string-value="4,7 " calcext:value-type="string">
            <text:p>4,7 </text:p>
          </table:table-cell>
          <table:table-cell table:formula="of:=FIND(&quot;(&quot;;[.C9])+1" office:value-type="float" office:value="9" calcext:value-type="float">
            <text:p>9</text:p>
          </table:table-cell>
          <table:table-cell office:value-type="float" office:value="-23.548324" calcext:value-type="float">
            <text:p>-23,548324</text:p>
          </table:table-cell>
          <table:table-cell office:value-type="float" office:value="-46.5959894" calcext:value-type="float">
            <text:p>-46,5959894</text:p>
          </table:table-cell>
          <table:table-cell table:formula="of:=ABS(LEFT([.B9];3))" office:value-type="float" office:value="8" calcext:value-type="float">
            <text:p>8</text:p>
          </table:table-cell>
          <table:table-cell table:formula="of:=LOOKUP([.H9];[Regiões.$A$2:.$A$94];[Regiões.$B$2:.$B$94])" office:value-type="string" office:string-value="Zona Leste " calcext:value-type="string">
            <text:p>Zona Leste </text:p>
          </table:table-cell>
          <table:table-cell table:number-columns-repeated="2"/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string" calcext:value-type="string">
            <text:p>009 DP - Carandiru</text:p>
          </table:table-cell>
          <table:table-cell office:value-type="string" calcext:value-type="string">
            <text:p>1 h 27 min (7,0 km)</text:p>
          </table:table-cell>
          <table:table-cell table:formula="of:=MID([.C10];[.E10];4)" office:value-type="string" office:string-value="7,0 " calcext:value-type="string">
            <text:p>7,0 </text:p>
          </table:table-cell>
          <table:table-cell table:formula="of:=FIND(&quot;(&quot;;[.C10])+1" office:value-type="float" office:value="13" calcext:value-type="float">
            <text:p>13</text:p>
          </table:table-cell>
          <table:table-cell office:value-type="float" office:value="-23.5032596" calcext:value-type="float">
            <text:p>-23,5032596</text:p>
          </table:table-cell>
          <table:table-cell office:value-type="float" office:value="-46.6149002" calcext:value-type="float">
            <text:p>-46,6149002</text:p>
          </table:table-cell>
          <table:table-cell table:formula="of:=ABS(LEFT([.B10];3))" office:value-type="float" office:value="9" calcext:value-type="float">
            <text:p>9</text:p>
          </table:table-cell>
          <table:table-cell table:formula="of:=LOOKUP([.H10];[Regiões.$A$2:.$A$94];[Regiões.$B$2:.$B$94])" office:value-type="string" office:string-value="Zona Norte" calcext:value-type="string">
            <text:p>Zona Norte</text:p>
          </table:table-cell>
          <table:table-cell table:number-columns-repeated="2"/>
        </table:table-row>
        <table:table-row table:style-name="ro1">
          <table:table-cell office:value-type="float" office:value="1478" calcext:value-type="float">
            <text:p>1478</text:p>
          </table:table-cell>
          <table:table-cell office:value-type="string" calcext:value-type="string">
            <text:p>01 DP Pessoa com Deficiência</text:p>
          </table:table-cell>
          <table:table-cell office:value-type="string" calcext:value-type="string">
            <text:p>27 min (2,1 km)</text:p>
          </table:table-cell>
          <table:table-cell table:formula="of:=MID([.C11];[.E11];4)" office:value-type="string" office:string-value="2,1 " calcext:value-type="string">
            <text:p>2,1 </text:p>
          </table:table-cell>
          <table:table-cell table:formula="of:=FIND(&quot;(&quot;;[.C11])+1" office:value-type="float" office:value="9" calcext:value-type="float">
            <text:p>9</text:p>
          </table:table-cell>
          <table:table-cell table:number-columns-repeated="3"/>
          <table:table-cell table:formula="of:=LOOKUP([.H11];[Regiões.$A$2:.$A$94];[Regiões.$B$2:.$B$94])" office:value-type="string" office:string-value="" calcext:value-type="error">
            <text:p>#N/DISP</text:p>
          </table:table-cell>
          <table:table-cell table:number-columns-repeated="2"/>
        </table:table-row>
        <table:table-row table:style-name="ro1">
          <table:table-cell office:value-type="float" office:value="1275" calcext:value-type="float">
            <text:p>1275</text:p>
          </table:table-cell>
          <table:table-cell office:value-type="string" calcext:value-type="string">
            <text:p>010 DP - Penha de França</text:p>
          </table:table-cell>
          <table:table-cell office:value-type="string" calcext:value-type="string">
            <text:p>1 h 52 min (8,9 km)</text:p>
          </table:table-cell>
          <table:table-cell table:formula="of:=MID([.C12];[.E12];4)" office:value-type="string" office:string-value="8,9 " calcext:value-type="string">
            <text:p>8,9 </text:p>
          </table:table-cell>
          <table:table-cell table:formula="of:=FIND(&quot;(&quot;;[.C12])+1" office:value-type="float" office:value="13" calcext:value-type="float">
            <text:p>13</text:p>
          </table:table-cell>
          <table:table-cell office:value-type="float" office:value="-23.528905" calcext:value-type="float">
            <text:p>-23,528905</text:p>
          </table:table-cell>
          <table:table-cell office:value-type="float" office:value="-46.5569525" calcext:value-type="float">
            <text:p>-46,5569525</text:p>
          </table:table-cell>
          <table:table-cell table:formula="of:=ABS(LEFT([.B12];3))" office:value-type="float" office:value="10" calcext:value-type="float">
            <text:p>10</text:p>
          </table:table-cell>
          <table:table-cell table:formula="of:=LOOKUP([.H12];[Regiões.$A$2:.$A$94];[Regiões.$B$2:.$B$94])" office:value-type="string" office:string-value="Zona Leste " calcext:value-type="string">
            <text:p>Zona Leste </text:p>
          </table:table-cell>
          <table:table-cell table:number-columns-repeated="2"/>
        </table:table-row>
        <table:table-row table:style-name="ro1">
          <table:table-cell office:value-type="float" office:value="1265" calcext:value-type="float">
            <text:p>1265</text:p>
          </table:table-cell>
          <table:table-cell office:value-type="string" calcext:value-type="string">
            <text:p>011 DP - Santo Amaro</text:p>
          </table:table-cell>
          <table:table-cell office:value-type="string" calcext:value-type="string">
            <text:p>3 h 12 min (14,8 km)</text:p>
          </table:table-cell>
          <table:table-cell table:formula="of:=MID([.C13];[.E13];4)" office:value-type="string" office:string-value="14,8" calcext:value-type="string">
            <text:p>14,8</text:p>
          </table:table-cell>
          <table:table-cell table:formula="of:=FIND(&quot;(&quot;;[.C13])+1" office:value-type="float" office:value="13" calcext:value-type="float">
            <text:p>13</text:p>
          </table:table-cell>
          <table:table-cell office:value-type="float" office:value="-23.6468437" calcext:value-type="float">
            <text:p>-23,6468437</text:p>
          </table:table-cell>
          <table:table-cell office:value-type="float" office:value="-46.7096367" calcext:value-type="float">
            <text:p>-46,7096367</text:p>
          </table:table-cell>
          <table:table-cell table:formula="of:=ABS(LEFT([.B13];3))" office:value-type="float" office:value="11" calcext:value-type="float">
            <text:p>11</text:p>
          </table:table-cell>
          <table:table-cell table:formula="of:=LOOKUP([.H13];[Regiões.$A$2:.$A$94];[Regiões.$B$2:.$B$94])" office:value-type="string" office:string-value="Zona Sul " calcext:value-type="string">
            <text:p>Zona Sul </text:p>
          </table:table-cell>
          <table:table-cell table:number-columns-repeated="2"/>
        </table:table-row>
        <table:table-row table:style-name="ro1">
          <table:table-cell office:value-type="float" office:value="1262" calcext:value-type="float">
            <text:p>1262</text:p>
          </table:table-cell>
          <table:table-cell office:value-type="string" calcext:value-type="string">
            <text:p>012 DP - Pari</text:p>
          </table:table-cell>
          <table:table-cell office:value-type="string" calcext:value-type="string">
            <text:p>50 min (4,0 km)</text:p>
          </table:table-cell>
          <table:table-cell table:formula="of:=MID([.C14];[.E14];4)" office:value-type="string" office:string-value="4,0 " calcext:value-type="string">
            <text:p>4,0 </text:p>
          </table:table-cell>
          <table:table-cell table:formula="of:=FIND(&quot;(&quot;;[.C14])+1" office:value-type="float" office:value="9" calcext:value-type="float">
            <text:p>9</text:p>
          </table:table-cell>
          <table:table-cell office:value-type="float" office:value="-23.5298559" calcext:value-type="float">
            <text:p>-23,5298559</text:p>
          </table:table-cell>
          <table:table-cell office:value-type="float" office:value="-46.6146414" calcext:value-type="float">
            <text:p>-46,6146414</text:p>
          </table:table-cell>
          <table:table-cell table:formula="of:=ABS(LEFT([.B14];3))" office:value-type="float" office:value="12" calcext:value-type="float">
            <text:p>12</text:p>
          </table:table-cell>
          <table:table-cell table:formula="of:=LOOKUP([.H14];[Regiões.$A$2:.$A$94];[Regiões.$B$2:.$B$94])" office:value-type="string" office:string-value="Centro " calcext:value-type="string">
            <text:p>Centro </text:p>
          </table:table-cell>
          <table:table-cell table:number-columns-repeated="2"/>
        </table:table-row>
        <table:table-row table:style-name="ro1">
          <table:table-cell office:value-type="float" office:value="1259" calcext:value-type="float">
            <text:p>1259</text:p>
          </table:table-cell>
          <table:table-cell office:value-type="string" calcext:value-type="string">
            <text:p>013 DP - Casa Verde</text:p>
          </table:table-cell>
          <table:table-cell office:value-type="string" calcext:value-type="string">
            <text:p>1 h 35 min (7,3 km)</text:p>
          </table:table-cell>
          <table:table-cell table:formula="of:=MID([.C15];[.E15];4)" office:value-type="string" office:string-value="7,3 " calcext:value-type="string">
            <text:p>7,3 </text:p>
          </table:table-cell>
          <table:table-cell table:formula="of:=FIND(&quot;(&quot;;[.C15])+1" office:value-type="float" office:value="13" calcext:value-type="float">
            <text:p>13</text:p>
          </table:table-cell>
          <table:table-cell office:value-type="float" office:value="-23.500449" calcext:value-type="float">
            <text:p>-23,500449</text:p>
          </table:table-cell>
          <table:table-cell office:value-type="float" office:value="-46.6514057" calcext:value-type="float">
            <text:p>-46,6514057</text:p>
          </table:table-cell>
          <table:table-cell table:formula="of:=ABS(LEFT([.B15];3))" office:value-type="float" office:value="13" calcext:value-type="float">
            <text:p>13</text:p>
          </table:table-cell>
          <table:table-cell table:formula="of:=LOOKUP([.H15];[Regiões.$A$2:.$A$94];[Regiões.$B$2:.$B$94])" office:value-type="string" office:string-value="Zona Norte" calcext:value-type="string">
            <text:p>Zona Norte</text:p>
          </table:table-cell>
          <table:table-cell table:number-columns-repeated="2"/>
        </table:table-row>
        <table:table-row table:style-name="ro1">
          <table:table-cell office:value-type="float" office:value="1257" calcext:value-type="float">
            <text:p>1257</text:p>
          </table:table-cell>
          <table:table-cell office:value-type="string" calcext:value-type="string">
            <text:p>014 DP - Pinheiros</text:p>
          </table:table-cell>
          <table:table-cell office:value-type="string" calcext:value-type="string">
            <text:p>1 h 36 min (7,3 km)</text:p>
          </table:table-cell>
          <table:table-cell table:formula="of:=MID([.C16];[.E16];4)" office:value-type="string" office:string-value="7,3 " calcext:value-type="string">
            <text:p>7,3 </text:p>
          </table:table-cell>
          <table:table-cell table:formula="of:=FIND(&quot;(&quot;;[.C16])+1" office:value-type="float" office:value="13" calcext:value-type="float">
            <text:p>13</text:p>
          </table:table-cell>
          <table:table-cell office:value-type="float" office:value="-23.5618445" calcext:value-type="float">
            <text:p>-23,5618445</text:p>
          </table:table-cell>
          <table:table-cell office:value-type="float" office:value="-46.6935168" calcext:value-type="float">
            <text:p>-46,6935168</text:p>
          </table:table-cell>
          <table:table-cell table:formula="of:=ABS(LEFT([.B16];3))" office:value-type="float" office:value="14" calcext:value-type="float">
            <text:p>14</text:p>
          </table:table-cell>
          <table:table-cell table:formula="of:=LOOKUP([.H16];[Regiões.$A$2:.$A$94];[Regiões.$B$2:.$B$94])" office:value-type="string" office:string-value="Zona Oeste" calcext:value-type="string">
            <text:p>Zona Oeste</text:p>
          </table:table-cell>
          <table:table-cell table:number-columns-repeated="2"/>
        </table:table-row>
        <table:table-row table:style-name="ro1">
          <table:table-cell office:value-type="float" office:value="1256" calcext:value-type="float">
            <text:p>1256</text:p>
          </table:table-cell>
          <table:table-cell office:value-type="string" calcext:value-type="string">
            <text:p>015 DP - Itaim Bibi</text:p>
          </table:table-cell>
          <table:table-cell office:value-type="string" calcext:value-type="string">
            <text:p>1 h 24 min (6,3 km)</text:p>
          </table:table-cell>
          <table:table-cell table:formula="of:=MID([.C17];[.E17];4)" office:value-type="string" office:string-value="6,3 " calcext:value-type="string">
            <text:p>6,3 </text:p>
          </table:table-cell>
          <table:table-cell table:formula="of:=FIND(&quot;(&quot;;[.C17])+1" office:value-type="float" office:value="13" calcext:value-type="float">
            <text:p>13</text:p>
          </table:table-cell>
          <table:table-cell office:value-type="float" office:value="-23.5818428" calcext:value-type="float">
            <text:p>-23,5818428</text:p>
          </table:table-cell>
          <table:table-cell office:value-type="float" office:value="-46.6766986" calcext:value-type="float">
            <text:p>-46,6766986</text:p>
          </table:table-cell>
          <table:table-cell table:formula="of:=ABS(LEFT([.B17];3))" office:value-type="float" office:value="15" calcext:value-type="float">
            <text:p>15</text:p>
          </table:table-cell>
          <table:table-cell table:formula="of:=LOOKUP([.H17];[Regiões.$A$2:.$A$94];[Regiões.$B$2:.$B$94])" office:value-type="string" office:string-value="Zona Oeste" calcext:value-type="string">
            <text:p>Zona Oeste</text:p>
          </table:table-cell>
          <table:table-cell table:number-columns-repeated="2"/>
        </table:table-row>
        <table:table-row table:style-name="ro1">
          <table:table-cell office:value-type="float" office:value="1255" calcext:value-type="float">
            <text:p>1255</text:p>
          </table:table-cell>
          <table:table-cell office:value-type="string" calcext:value-type="string">
            <text:p>016 DP - Vila Clementino</text:p>
          </table:table-cell>
          <table:table-cell office:value-type="string" calcext:value-type="string">
            <text:p>1 h 21 min (6,3 km)</text:p>
          </table:table-cell>
          <table:table-cell table:formula="of:=MID([.C18];[.E18];4)" office:value-type="string" office:string-value="6,3 " calcext:value-type="string">
            <text:p>6,3 </text:p>
          </table:table-cell>
          <table:table-cell table:formula="of:=FIND(&quot;(&quot;;[.C18])+1" office:value-type="float" office:value="13" calcext:value-type="float">
            <text:p>13</text:p>
          </table:table-cell>
          <table:table-cell office:value-type="float" office:value="-23.6017833" calcext:value-type="float">
            <text:p>-23,6017833</text:p>
          </table:table-cell>
          <table:table-cell office:value-type="float" office:value="-46.6399601" calcext:value-type="float">
            <text:p>-46,6399601</text:p>
          </table:table-cell>
          <table:table-cell table:formula="of:=ABS(LEFT([.B18];3))" office:value-type="float" office:value="16" calcext:value-type="float">
            <text:p>16</text:p>
          </table:table-cell>
          <table:table-cell table:formula="of:=LOOKUP([.H18];[Regiões.$A$2:.$A$94];[Regiões.$B$2:.$B$94])" office:value-type="string" office:string-value="Zona Sul " calcext:value-type="string">
            <text:p>Zona Sul </text:p>
          </table:table-cell>
          <table:table-cell table:number-columns-repeated="2"/>
        </table:table-row>
        <table:table-row table:style-name="ro1">
          <table:table-cell office:value-type="float" office:value="1254" calcext:value-type="float">
            <text:p>1254</text:p>
          </table:table-cell>
          <table:table-cell office:value-type="string" calcext:value-type="string">
            <text:p>017 DP - Ipiranga</text:p>
          </table:table-cell>
          <table:table-cell office:value-type="string" calcext:value-type="string">
            <text:p>1 h 15 min (5,8 km)</text:p>
          </table:table-cell>
          <table:table-cell table:formula="of:=MID([.C19];[.E19];4)" office:value-type="string" office:string-value="5,8 " calcext:value-type="string">
            <text:p>5,8 </text:p>
          </table:table-cell>
          <table:table-cell table:formula="of:=FIND(&quot;(&quot;;[.C19])+1" office:value-type="float" office:value="13" calcext:value-type="float">
            <text:p>13</text:p>
          </table:table-cell>
          <table:table-cell office:value-type="float" office:value="-23.5908024" calcext:value-type="float">
            <text:p>-23,5908024</text:p>
          </table:table-cell>
          <table:table-cell office:value-type="float" office:value="-46.6109145" calcext:value-type="float">
            <text:p>-46,6109145</text:p>
          </table:table-cell>
          <table:table-cell table:formula="of:=ABS(LEFT([.B19];3))" office:value-type="float" office:value="17" calcext:value-type="float">
            <text:p>17</text:p>
          </table:table-cell>
          <table:table-cell table:formula="of:=LOOKUP([.H19];[Regiões.$A$2:.$A$94];[Regiões.$B$2:.$B$94])" office:value-type="string" office:string-value="Zona Sul " calcext:value-type="string">
            <text:p>Zona Sul </text:p>
          </table:table-cell>
          <table:table-cell table:number-columns-repeated="2"/>
        </table:table-row>
        <table:table-row table:style-name="ro1">
          <table:table-cell office:value-type="float" office:value="1253" calcext:value-type="float">
            <text:p>1253</text:p>
          </table:table-cell>
          <table:table-cell office:value-type="string" calcext:value-type="string">
            <text:p>018 DP - Alto da Moóca</text:p>
          </table:table-cell>
          <table:table-cell office:value-type="string" calcext:value-type="string">
            <text:p>1 h 6 min (5,2 km)</text:p>
          </table:table-cell>
          <table:table-cell table:formula="of:=MID([.C20];[.E20];4)" office:value-type="string" office:string-value="5,2 " calcext:value-type="string">
            <text:p>5,2 </text:p>
          </table:table-cell>
          <table:table-cell table:formula="of:=FIND(&quot;(&quot;;[.C20])+1" office:value-type="float" office:value="12" calcext:value-type="float">
            <text:p>12</text:p>
          </table:table-cell>
          <table:table-cell office:value-type="float" office:value="-23.5703876" calcext:value-type="float">
            <text:p>-23,5703876</text:p>
          </table:table-cell>
          <table:table-cell office:value-type="float" office:value="-46.5936973" calcext:value-type="float">
            <text:p>-46,5936973</text:p>
          </table:table-cell>
          <table:table-cell table:formula="of:=ABS(LEFT([.B20];3))" office:value-type="float" office:value="18" calcext:value-type="float">
            <text:p>18</text:p>
          </table:table-cell>
          <table:table-cell table:formula="of:=LOOKUP([.H20];[Regiões.$A$2:.$A$94];[Regiões.$B$2:.$B$94])" office:value-type="string" office:string-value="Zona Leste " calcext:value-type="string">
            <text:p>Zona Leste </text:p>
          </table:table-cell>
          <table:table-cell table:number-columns-repeated="2"/>
        </table:table-row>
        <table:table-row table:style-name="ro1">
          <table:table-cell office:value-type="float" office:value="1252" calcext:value-type="float">
            <text:p>1252</text:p>
          </table:table-cell>
          <table:table-cell office:value-type="string" calcext:value-type="string">
            <text:p>019 DP - Vila Maria</text:p>
          </table:table-cell>
          <table:table-cell office:value-type="string" calcext:value-type="string">
            <text:p>1 h 30 min (7,2 km)</text:p>
          </table:table-cell>
          <table:table-cell table:formula="of:=MID([.C21];[.E21];4)" office:value-type="string" office:string-value="7,2 " calcext:value-type="string">
            <text:p>7,2 </text:p>
          </table:table-cell>
          <table:table-cell table:formula="of:=FIND(&quot;(&quot;;[.C21])+1" office:value-type="float" office:value="13" calcext:value-type="float">
            <text:p>13</text:p>
          </table:table-cell>
          <table:table-cell office:value-type="float" office:value="-23.5176193" calcext:value-type="float">
            <text:p>-23,5176193</text:p>
          </table:table-cell>
          <table:table-cell office:value-type="float" office:value="-46.5869016" calcext:value-type="float">
            <text:p>-46,5869016</text:p>
          </table:table-cell>
          <table:table-cell table:formula="of:=ABS(LEFT([.B21];3))" office:value-type="float" office:value="19" calcext:value-type="float">
            <text:p>19</text:p>
          </table:table-cell>
          <table:table-cell table:formula="of:=LOOKUP([.H21];[Regiões.$A$2:.$A$94];[Regiões.$B$2:.$B$94])" office:value-type="string" office:string-value="Zona Norte" calcext:value-type="string">
            <text:p>Zona Norte</text:p>
          </table:table-cell>
          <table:table-cell table:number-columns-repeated="2"/>
        </table:table-row>
        <table:table-row table:style-name="ro1">
          <table:table-cell office:value-type="float" office:value="1154" calcext:value-type="float">
            <text:p>1154</text:p>
          </table:table-cell>
          <table:table-cell office:value-type="string" calcext:value-type="string">
            <text:p>020 DP - Água Fria</text:p>
          </table:table-cell>
          <table:table-cell office:value-type="string" calcext:value-type="string">
            <text:p>1 h 58 min (9,1 km)</text:p>
          </table:table-cell>
          <table:table-cell table:formula="of:=MID([.C22];[.E22];4)" office:value-type="string" office:string-value="9,1 " calcext:value-type="string">
            <text:p>9,1 </text:p>
          </table:table-cell>
          <table:table-cell table:formula="of:=FIND(&quot;(&quot;;[.C22])+1" office:value-type="float" office:value="13" calcext:value-type="float">
            <text:p>13</text:p>
          </table:table-cell>
          <table:table-cell office:value-type="float" office:value="-23.4781366" calcext:value-type="float">
            <text:p>-23,4781366</text:p>
          </table:table-cell>
          <table:table-cell office:value-type="string" calcext:value-type="string">
            <text:p>-46,623014,</text:p>
          </table:table-cell>
          <table:table-cell table:formula="of:=ABS(LEFT([.B22];3))" office:value-type="float" office:value="20" calcext:value-type="float">
            <text:p>20</text:p>
          </table:table-cell>
          <table:table-cell table:formula="of:=LOOKUP([.H22];[Regiões.$A$2:.$A$94];[Regiões.$B$2:.$B$94])" office:value-type="string" office:string-value="Zona Norte" calcext:value-type="string">
            <text:p>Zona Norte</text:p>
          </table:table-cell>
          <table:table-cell table:number-columns-repeated="2"/>
        </table:table-row>
        <table:table-row table:style-name="ro1">
          <table:table-cell office:value-type="float" office:value="1153" calcext:value-type="float">
            <text:p>1153</text:p>
          </table:table-cell>
          <table:table-cell office:value-type="string" calcext:value-type="string">
            <text:p>021 DP - Vila Matilde</text:p>
          </table:table-cell>
          <table:table-cell office:value-type="string" calcext:value-type="string">
            <text:p>2 h 34 min (12,1 km)</text:p>
          </table:table-cell>
          <table:table-cell table:formula="of:=MID([.C23];[.E23];4)" office:value-type="string" office:string-value="12,1" calcext:value-type="string">
            <text:p>12,1</text:p>
          </table:table-cell>
          <table:table-cell table:formula="of:=FIND(&quot;(&quot;;[.C23])+1" office:value-type="float" office:value="13" calcext:value-type="float">
            <text:p>13</text:p>
          </table:table-cell>
          <table:table-cell office:value-type="float" office:value="-23.5370402" calcext:value-type="float">
            <text:p>-23,5370402</text:p>
          </table:table-cell>
          <table:table-cell office:value-type="float" office:value="-46.5287986" calcext:value-type="float">
            <text:p>-46,5287986</text:p>
          </table:table-cell>
          <table:table-cell table:formula="of:=ABS(LEFT([.B23];3))" office:value-type="float" office:value="21" calcext:value-type="float">
            <text:p>21</text:p>
          </table:table-cell>
          <table:table-cell table:formula="of:=LOOKUP([.H23];[Regiões.$A$2:.$A$94];[Regiões.$B$2:.$B$94])" office:value-type="string" office:string-value="Zona Leste " calcext:value-type="string">
            <text:p>Zona Leste </text:p>
          </table:table-cell>
          <table:table-cell table:number-columns-repeated="2"/>
        </table:table-row>
        <table:table-row table:style-name="ro1">
          <table:table-cell office:value-type="float" office:value="1152" calcext:value-type="float">
            <text:p>1152</text:p>
          </table:table-cell>
          <table:table-cell office:value-type="string" calcext:value-type="string">
            <text:p>022 DP - São Miguel Paulista</text:p>
          </table:table-cell>
          <table:table-cell office:value-type="string" calcext:value-type="string">
            <text:p>4 h 42 min (22,0 km)</text:p>
          </table:table-cell>
          <table:table-cell table:formula="of:=MID([.C24];[.E24];4)" office:value-type="string" office:string-value="22,0" calcext:value-type="string">
            <text:p>22,0</text:p>
          </table:table-cell>
          <table:table-cell table:formula="of:=FIND(&quot;(&quot;;[.C24])+1" office:value-type="float" office:value="13" calcext:value-type="float">
            <text:p>13</text:p>
          </table:table-cell>
          <table:table-cell office:value-type="float" office:value="-23.4963456" calcext:value-type="float">
            <text:p>-23,4963456</text:p>
          </table:table-cell>
          <table:table-cell office:value-type="float" office:value="-46.4435199" calcext:value-type="float">
            <text:p>-46,4435199</text:p>
          </table:table-cell>
          <table:table-cell table:formula="of:=ABS(LEFT([.B24];3))" office:value-type="float" office:value="22" calcext:value-type="float">
            <text:p>22</text:p>
          </table:table-cell>
          <table:table-cell table:formula="of:=LOOKUP([.H24];[Regiões.$A$2:.$A$94];[Regiões.$B$2:.$B$94])" office:value-type="string" office:string-value="Zona Leste " calcext:value-type="string">
            <text:p>Zona Leste </text:p>
          </table:table-cell>
          <table:table-cell table:number-columns-repeated="2"/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string" calcext:value-type="string">
            <text:p>023 DP - Perdizes</text:p>
          </table:table-cell>
          <table:table-cell office:value-type="string" calcext:value-type="string">
            <text:p>1 h 3 min (4,6 km)</text:p>
          </table:table-cell>
          <table:table-cell table:formula="of:=MID([.C25];[.E25];4)" office:value-type="string" office:string-value="4,6 " calcext:value-type="string">
            <text:p>4,6 </text:p>
          </table:table-cell>
          <table:table-cell table:formula="of:=FIND(&quot;(&quot;;[.C25])+1" office:value-type="float" office:value="12" calcext:value-type="float">
            <text:p>12</text:p>
          </table:table-cell>
          <table:table-cell office:value-type="float" office:value="-23.5370222" calcext:value-type="float">
            <text:p>-23,5370222</text:p>
          </table:table-cell>
          <table:table-cell office:value-type="float" office:value="-46.6675906" calcext:value-type="float">
            <text:p>-46,6675906</text:p>
          </table:table-cell>
          <table:table-cell table:formula="of:=ABS(LEFT([.B25];3))" office:value-type="float" office:value="23" calcext:value-type="float">
            <text:p>23</text:p>
          </table:table-cell>
          <table:table-cell table:formula="of:=LOOKUP([.H25];[Regiões.$A$2:.$A$94];[Regiões.$B$2:.$B$94])" office:value-type="string" office:string-value="Zona Oeste" calcext:value-type="string">
            <text:p>Zona Oeste</text:p>
          </table:table-cell>
          <table:table-cell table:number-columns-repeated="2"/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string" calcext:value-type="string">
            <text:p>024 DP - Ponte Rasa</text:p>
          </table:table-cell>
          <table:table-cell office:value-type="string" calcext:value-type="string">
            <text:p>3 h 19 min (15,4 km)</text:p>
          </table:table-cell>
          <table:table-cell table:formula="of:=MID([.C26];[.E26];4)" office:value-type="string" office:string-value="15,4" calcext:value-type="string">
            <text:p>15,4</text:p>
          </table:table-cell>
          <table:table-cell table:formula="of:=FIND(&quot;(&quot;;[.C26])+1" office:value-type="float" office:value="13" calcext:value-type="float">
            <text:p>13</text:p>
          </table:table-cell>
          <table:table-cell office:value-type="float" office:value="-23.5098659" calcext:value-type="float">
            <text:p>-23,5098659</text:p>
          </table:table-cell>
          <table:table-cell office:value-type="float" office:value="-46.5000514" calcext:value-type="float">
            <text:p>-46,5000514</text:p>
          </table:table-cell>
          <table:table-cell table:formula="of:=ABS(LEFT([.B26];3))" office:value-type="float" office:value="24" calcext:value-type="float">
            <text:p>24</text:p>
          </table:table-cell>
          <table:table-cell table:formula="of:=LOOKUP([.H26];[Regiões.$A$2:.$A$94];[Regiões.$B$2:.$B$94])" office:value-type="string" office:string-value="Zona Leste " calcext:value-type="string">
            <text:p>Zona Leste </text:p>
          </table:table-cell>
          <table:table-cell table:number-columns-repeated="2"/>
        </table:table-row>
        <table:table-row table:style-name="ro1">
          <table:table-cell office:value-type="float" office:value="1149" calcext:value-type="float">
            <text:p>1149</text:p>
          </table:table-cell>
          <table:table-cell office:value-type="string" calcext:value-type="string">
            <text:p>025 DP - Parelheiros</text:p>
          </table:table-cell>
          <table:table-cell office:value-type="string" calcext:value-type="string">
            <text:p>7 h 44 min (36,2 km)</text:p>
          </table:table-cell>
          <table:table-cell table:formula="of:=MID([.C27];[.E27];4)" office:value-type="string" office:string-value="36,2" calcext:value-type="string">
            <text:p>36,2</text:p>
          </table:table-cell>
          <table:table-cell table:formula="of:=FIND(&quot;(&quot;;[.C27])+1" office:value-type="float" office:value="13" calcext:value-type="float">
            <text:p>13</text:p>
          </table:table-cell>
          <table:table-cell office:value-type="float" office:value="-23.8248866" calcext:value-type="float">
            <text:p>-23,8248866</text:p>
          </table:table-cell>
          <table:table-cell office:value-type="float" office:value="-46.7365554" calcext:value-type="float">
            <text:p>-46,7365554</text:p>
          </table:table-cell>
          <table:table-cell table:formula="of:=ABS(LEFT([.B27];3))" office:value-type="float" office:value="25" calcext:value-type="float">
            <text:p>25</text:p>
          </table:table-cell>
          <table:table-cell table:formula="of:=LOOKUP([.H27];[Regiões.$A$2:.$A$94];[Regiões.$B$2:.$B$94])" office:value-type="string" office:string-value="Zona Sul " calcext:value-type="string">
            <text:p>Zona Sul </text:p>
          </table:table-cell>
          <table:table-cell table:number-columns-repeated="2"/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string" calcext:value-type="string">
            <text:p>026 DP - Sacomã</text:p>
          </table:table-cell>
          <table:table-cell office:value-type="string" calcext:value-type="string">
            <text:p>2 h 6 min (9,7 km)</text:p>
          </table:table-cell>
          <table:table-cell table:formula="of:=MID([.C28];[.E28];4)" office:value-type="string" office:string-value="9,7 " calcext:value-type="string">
            <text:p>9,7 </text:p>
          </table:table-cell>
          <table:table-cell table:formula="of:=FIND(&quot;(&quot;;[.C28])+1" office:value-type="float" office:value="12" calcext:value-type="float">
            <text:p>12</text:p>
          </table:table-cell>
          <table:table-cell office:value-type="float" office:value="-23.6227758" calcext:value-type="float">
            <text:p>-23,6227758</text:p>
          </table:table-cell>
          <table:table-cell office:value-type="float" office:value="-46.6043504" calcext:value-type="float">
            <text:p>-46,6043504</text:p>
          </table:table-cell>
          <table:table-cell table:formula="of:=ABS(LEFT([.B28];3))" office:value-type="float" office:value="26" calcext:value-type="float">
            <text:p>26</text:p>
          </table:table-cell>
          <table:table-cell table:formula="of:=LOOKUP([.H28];[Regiões.$A$2:.$A$94];[Regiões.$B$2:.$B$94])" office:value-type="string" office:string-value="Zona Sul " calcext:value-type="string">
            <text:p>Zona Sul </text:p>
          </table:table-cell>
          <table:table-cell table:number-columns-repeated="2"/>
        </table:table-row>
        <table:table-row table:style-name="ro1">
          <table:table-cell office:value-type="float" office:value="1147" calcext:value-type="float">
            <text:p>1147</text:p>
          </table:table-cell>
          <table:table-cell office:value-type="string" calcext:value-type="string">
            <text:p>027 DP - Campo Belo</text:p>
          </table:table-cell>
          <table:table-cell office:value-type="string" calcext:value-type="string">
            <text:p>2 h 7 min (10,0 km)</text:p>
          </table:table-cell>
          <table:table-cell table:formula="of:=MID([.C29];[.E29];4)" office:value-type="string" office:string-value="10,0" calcext:value-type="string">
            <text:p>10,0</text:p>
          </table:table-cell>
          <table:table-cell table:formula="of:=FIND(&quot;(&quot;;[.C29])+1" office:value-type="float" office:value="12" calcext:value-type="float">
            <text:p>12</text:p>
          </table:table-cell>
          <table:table-cell office:value-type="float" office:value="-23.6152597" calcext:value-type="float">
            <text:p>-23,6152597</text:p>
          </table:table-cell>
          <table:table-cell office:value-type="float" office:value="-46.6771869" calcext:value-type="float">
            <text:p>-46,6771869</text:p>
          </table:table-cell>
          <table:table-cell table:formula="of:=ABS(LEFT([.B29];3))" office:value-type="float" office:value="27" calcext:value-type="float">
            <text:p>27</text:p>
          </table:table-cell>
          <table:table-cell table:formula="of:=LOOKUP([.H29];[Regiões.$A$2:.$A$94];[Regiões.$B$2:.$B$94])" office:value-type="string" office:string-value="Zona Sul " calcext:value-type="string">
            <text:p>Zona Sul </text:p>
          </table:table-cell>
          <table:table-cell table:number-columns-repeated="2"/>
        </table:table-row>
        <table:table-row table:style-name="ro1">
          <table:table-cell office:value-type="float" office:value="1146" calcext:value-type="float">
            <text:p>1146</text:p>
          </table:table-cell>
          <table:table-cell office:value-type="string" calcext:value-type="string">
            <text:p>028 DP - Freguesia do Ó</text:p>
          </table:table-cell>
          <table:table-cell office:value-type="string" calcext:value-type="string">
            <text:p>2 h 23 min (11,1 km)</text:p>
          </table:table-cell>
          <table:table-cell table:formula="of:=MID([.C30];[.E30];4)" office:value-type="string" office:string-value="11,1" calcext:value-type="string">
            <text:p>11,1</text:p>
          </table:table-cell>
          <table:table-cell table:formula="of:=FIND(&quot;(&quot;;[.C30])+1" office:value-type="float" office:value="13" calcext:value-type="float">
            <text:p>13</text:p>
          </table:table-cell>
          <table:table-cell office:value-type="float" office:value="-23.4947614" calcext:value-type="float">
            <text:p>-23,4947614</text:p>
          </table:table-cell>
          <table:table-cell office:value-type="float" office:value="-46.6999333" calcext:value-type="float">
            <text:p>-46,6999333</text:p>
          </table:table-cell>
          <table:table-cell table:formula="of:=ABS(LEFT([.B30];3))" office:value-type="float" office:value="28" calcext:value-type="float">
            <text:p>28</text:p>
          </table:table-cell>
          <table:table-cell table:formula="of:=LOOKUP([.H30];[Regiões.$A$2:.$A$94];[Regiões.$B$2:.$B$94])" office:value-type="string" office:string-value="Zona Norte" calcext:value-type="string">
            <text:p>Zona Norte</text:p>
          </table:table-cell>
          <table:table-cell table:number-columns-repeated="2"/>
        </table:table-row>
        <table:table-row table:style-name="ro1">
          <table:table-cell office:value-type="float" office:value="1145" calcext:value-type="float">
            <text:p>1145</text:p>
          </table:table-cell>
          <table:table-cell office:value-type="string" calcext:value-type="string">
            <text:p>029 DP - Vila Diva</text:p>
          </table:table-cell>
          <table:table-cell office:value-type="string" calcext:value-type="string">
            <text:p>1 h 52 min (8,7 km)</text:p>
          </table:table-cell>
          <table:table-cell table:formula="of:=MID([.C31];[.E31];4)" office:value-type="string" office:string-value="8,7 " calcext:value-type="string">
            <text:p>8,7 </text:p>
          </table:table-cell>
          <table:table-cell table:formula="of:=FIND(&quot;(&quot;;[.C31])+1" office:value-type="float" office:value="13" calcext:value-type="float">
            <text:p>13</text:p>
          </table:table-cell>
          <table:table-cell office:value-type="float" office:value="-23.5736722" calcext:value-type="float">
            <text:p>-23,5736722</text:p>
          </table:table-cell>
          <table:table-cell office:value-type="float" office:value="-46.5598473" calcext:value-type="float">
            <text:p>-46,5598473</text:p>
          </table:table-cell>
          <table:table-cell table:formula="of:=ABS(LEFT([.B31];3))" office:value-type="float" office:value="29" calcext:value-type="float">
            <text:p>29</text:p>
          </table:table-cell>
          <table:table-cell table:formula="of:=LOOKUP([.H31];[Regiões.$A$2:.$A$94];[Regiões.$B$2:.$B$94])" office:value-type="string" office:string-value="Zona Leste " calcext:value-type="string">
            <text:p>Zona Leste </text:p>
          </table:table-cell>
          <table:table-cell table:number-columns-repeated="2"/>
        </table:table-row>
        <table:table-row table:style-name="ro1">
          <table:table-cell office:value-type="float" office:value="1078" calcext:value-type="float">
            <text:p>1078</text:p>
          </table:table-cell>
          <table:table-cell office:value-type="string" calcext:value-type="string">
            <text:p>030 DP - Tatuapé</text:p>
          </table:table-cell>
          <table:table-cell office:value-type="string" calcext:value-type="string">
            <text:p>1 h 38 min (7,6 km)</text:p>
          </table:table-cell>
          <table:table-cell table:formula="of:=MID([.C32];[.E32];4)" office:value-type="string" office:string-value="7,6 " calcext:value-type="string">
            <text:p>7,6 </text:p>
          </table:table-cell>
          <table:table-cell table:formula="of:=FIND(&quot;(&quot;;[.C32])+1" office:value-type="float" office:value="13" calcext:value-type="float">
            <text:p>13</text:p>
          </table:table-cell>
          <table:table-cell office:value-type="float" office:value="-23.5736269" calcext:value-type="float">
            <text:p>-23,5736269</text:p>
          </table:table-cell>
          <table:table-cell office:value-type="float" office:value="-46.5752166" calcext:value-type="float">
            <text:p>-46,5752166</text:p>
          </table:table-cell>
          <table:table-cell table:formula="of:=ABS(LEFT([.B32];3))" office:value-type="float" office:value="30" calcext:value-type="float">
            <text:p>30</text:p>
          </table:table-cell>
          <table:table-cell table:formula="of:=LOOKUP([.H32];[Regiões.$A$2:.$A$94];[Regiões.$B$2:.$B$94])" office:value-type="string" office:string-value="Zona Leste " calcext:value-type="string">
            <text:p>Zona Leste </text:p>
          </table:table-cell>
          <table:table-cell table:number-columns-repeated="2"/>
        </table:table-row>
        <table:table-row table:style-name="ro1">
          <table:table-cell office:value-type="float" office:value="1077" calcext:value-type="float">
            <text:p>1077</text:p>
          </table:table-cell>
          <table:table-cell office:value-type="string" calcext:value-type="string">
            <text:p>031 DP - Vila Carrão</text:p>
          </table:table-cell>
          <table:table-cell office:value-type="string" calcext:value-type="string">
            <text:p>2 h 18 min (11,0 km)</text:p>
          </table:table-cell>
          <table:table-cell table:formula="of:=MID([.C33];[.E33];4)" office:value-type="string" office:string-value="11,0" calcext:value-type="string">
            <text:p>11,0</text:p>
          </table:table-cell>
          <table:table-cell table:formula="of:=FIND(&quot;(&quot;;[.C33])+1" office:value-type="float" office:value="13" calcext:value-type="float">
            <text:p>13</text:p>
          </table:table-cell>
          <table:table-cell office:value-type="float" office:value="-23.548963" calcext:value-type="float">
            <text:p>-23,548963</text:p>
          </table:table-cell>
          <table:table-cell office:value-type="string" calcext:value-type="string">
            <text:p>-46,539367,</text:p>
          </table:table-cell>
          <table:table-cell table:formula="of:=ABS(LEFT([.B33];3))" office:value-type="float" office:value="31" calcext:value-type="float">
            <text:p>31</text:p>
          </table:table-cell>
          <table:table-cell table:formula="of:=LOOKUP([.H33];[Regiões.$A$2:.$A$94];[Regiões.$B$2:.$B$94])" office:value-type="string" office:string-value="Zona Leste " calcext:value-type="string">
            <text:p>Zona Leste </text:p>
          </table:table-cell>
          <table:table-cell table:number-columns-repeated="2"/>
        </table:table-row>
        <table:table-row table:style-name="ro1">
          <table:table-cell office:value-type="float" office:value="1076" calcext:value-type="float">
            <text:p>1076</text:p>
          </table:table-cell>
          <table:table-cell office:value-type="string" calcext:value-type="string">
            <text:p>032 DP - Itaquera</text:p>
          </table:table-cell>
          <table:table-cell office:value-type="string" calcext:value-type="string">
            <text:p>4 h 21 min (20,9 km)</text:p>
          </table:table-cell>
          <table:table-cell table:formula="of:=MID([.C34];[.E34];4)" office:value-type="string" office:string-value="20,9" calcext:value-type="string">
            <text:p>20,9</text:p>
          </table:table-cell>
          <table:table-cell table:formula="of:=FIND(&quot;(&quot;;[.C34])+1" office:value-type="float" office:value="13" calcext:value-type="float">
            <text:p>13</text:p>
          </table:table-cell>
          <table:table-cell office:value-type="float" office:value="-23.5342636" calcext:value-type="float">
            <text:p>-23,5342636</text:p>
          </table:table-cell>
          <table:table-cell office:value-type="float" office:value="-46.4540247" calcext:value-type="float">
            <text:p>-46,4540247</text:p>
          </table:table-cell>
          <table:table-cell table:formula="of:=ABS(LEFT([.B34];3))" office:value-type="float" office:value="32" calcext:value-type="float">
            <text:p>32</text:p>
          </table:table-cell>
          <table:table-cell table:formula="of:=LOOKUP([.H34];[Regiões.$A$2:.$A$94];[Regiões.$B$2:.$B$94])" office:value-type="string" office:string-value="Zona Leste " calcext:value-type="string">
            <text:p>Zona Leste </text:p>
          </table:table-cell>
          <table:table-cell table:number-columns-repeated="2"/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string" calcext:value-type="string">
            <text:p>033 DP - Pirituba</text:p>
          </table:table-cell>
          <table:table-cell office:value-type="string" calcext:value-type="string">
            <text:p>3 h 16 min (15,5 km)</text:p>
          </table:table-cell>
          <table:table-cell table:formula="of:=MID([.C35];[.E35];4)" office:value-type="string" office:string-value="15,5" calcext:value-type="string">
            <text:p>15,5</text:p>
          </table:table-cell>
          <table:table-cell table:formula="of:=FIND(&quot;(&quot;;[.C35])+1" office:value-type="float" office:value="13" calcext:value-type="float">
            <text:p>13</text:p>
          </table:table-cell>
          <table:table-cell office:value-type="float" office:value="-23.4973183" calcext:value-type="float">
            <text:p>-23,4973183</text:p>
          </table:table-cell>
          <table:table-cell office:value-type="float" office:value="-46.7479872" calcext:value-type="float">
            <text:p>-46,7479872</text:p>
          </table:table-cell>
          <table:table-cell table:formula="of:=ABS(LEFT([.B35];3))" office:value-type="float" office:value="33" calcext:value-type="float">
            <text:p>33</text:p>
          </table:table-cell>
          <table:table-cell table:formula="of:=LOOKUP([.H35];[Regiões.$A$2:.$A$94];[Regiões.$B$2:.$B$94])" office:value-type="string" office:string-value="Zona Norte" calcext:value-type="string">
            <text:p>Zona Norte</text:p>
          </table:table-cell>
          <table:table-cell table:number-columns-repeated="2"/>
        </table:table-row>
        <table:table-row table:style-name="ro1">
          <table:table-cell office:value-type="float" office:value="1074" calcext:value-type="float">
            <text:p>1074</text:p>
          </table:table-cell>
          <table:table-cell office:value-type="string" calcext:value-type="string">
            <text:p>034 DP - Vila Sonia</text:p>
          </table:table-cell>
          <table:table-cell office:value-type="string" calcext:value-type="string">
            <text:p>2 h 38 min (11,9 km)</text:p>
          </table:table-cell>
          <table:table-cell table:formula="of:=MID([.C36];[.E36];4)" office:value-type="string" office:string-value="11,9" calcext:value-type="string">
            <text:p>11,9</text:p>
          </table:table-cell>
          <table:table-cell table:formula="of:=FIND(&quot;(&quot;;[.C36])+1" office:value-type="float" office:value="13" calcext:value-type="float">
            <text:p>13</text:p>
          </table:table-cell>
          <table:table-cell office:value-type="float" office:value="-23.5880732" calcext:value-type="float">
            <text:p>-23,5880732</text:p>
          </table:table-cell>
          <table:table-cell office:value-type="float" office:value="-46.7290297" calcext:value-type="float">
            <text:p>-46,7290297</text:p>
          </table:table-cell>
          <table:table-cell table:formula="of:=ABS(LEFT([.B36];3))" office:value-type="float" office:value="34" calcext:value-type="float">
            <text:p>34</text:p>
          </table:table-cell>
          <table:table-cell table:formula="of:=LOOKUP([.H36];[Regiões.$A$2:.$A$94];[Regiões.$B$2:.$B$94])" office:value-type="string" office:string-value="Zona Sul " calcext:value-type="string">
            <text:p>Zona Sul </text:p>
          </table:table-cell>
          <table:table-cell table:number-columns-repeated="2"/>
        </table:table-row>
        <table:table-row table:style-name="ro1">
          <table:table-cell office:value-type="float" office:value="1073" calcext:value-type="float">
            <text:p>1073</text:p>
          </table:table-cell>
          <table:table-cell office:value-type="string" calcext:value-type="string">
            <text:p>035 DP - Jabaquara</text:p>
          </table:table-cell>
          <table:table-cell office:value-type="string" calcext:value-type="string">
            <text:p>2 h 21 min (11,0 km)</text:p>
          </table:table-cell>
          <table:table-cell table:formula="of:=MID([.C37];[.E37];4)" office:value-type="string" office:string-value="11,0" calcext:value-type="string">
            <text:p>11,0</text:p>
          </table:table-cell>
          <table:table-cell table:formula="of:=FIND(&quot;(&quot;;[.C37])+1" office:value-type="float" office:value="13" calcext:value-type="float">
            <text:p>13</text:p>
          </table:table-cell>
          <table:table-cell office:value-type="float" office:value="-23.6395391" calcext:value-type="float">
            <text:p>-23,6395391</text:p>
          </table:table-cell>
          <table:table-cell office:value-type="float" office:value="-46.6454003" calcext:value-type="float">
            <text:p>-46,6454003</text:p>
          </table:table-cell>
          <table:table-cell table:formula="of:=ABS(LEFT([.B37];3))" office:value-type="float" office:value="35" calcext:value-type="float">
            <text:p>35</text:p>
          </table:table-cell>
          <table:table-cell table:formula="of:=LOOKUP([.H37];[Regiões.$A$2:.$A$94];[Regiões.$B$2:.$B$94])" office:value-type="string" office:string-value="Zona Sul " calcext:value-type="string">
            <text:p>Zona Sul </text:p>
          </table:table-cell>
          <table:table-cell table:number-columns-repeated="2"/>
        </table:table-row>
        <table:table-row table:style-name="ro1">
          <table:table-cell office:value-type="float" office:value="1072" calcext:value-type="float">
            <text:p>1072</text:p>
          </table:table-cell>
          <table:table-cell office:value-type="string" calcext:value-type="string">
            <text:p>036 DP - Vila Mariana</text:p>
          </table:table-cell>
          <table:table-cell office:value-type="string" calcext:value-type="string">
            <text:p>58 min (4,3 km)</text:p>
          </table:table-cell>
          <table:table-cell table:formula="of:=MID([.C38];[.E38];4)" office:value-type="string" office:string-value="4,3 " calcext:value-type="string">
            <text:p>4,3 </text:p>
          </table:table-cell>
          <table:table-cell table:formula="of:=FIND(&quot;(&quot;;[.C38])+1" office:value-type="float" office:value="9" calcext:value-type="float">
            <text:p>9</text:p>
          </table:table-cell>
          <table:table-cell office:value-type="float" office:value="-23.5791472" calcext:value-type="float">
            <text:p>-23,5791472</text:p>
          </table:table-cell>
          <table:table-cell office:value-type="float" office:value="-46.6530785" calcext:value-type="float">
            <text:p>-46,6530785</text:p>
          </table:table-cell>
          <table:table-cell table:formula="of:=ABS(LEFT([.B38];3))" office:value-type="float" office:value="36" calcext:value-type="float">
            <text:p>36</text:p>
          </table:table-cell>
          <table:table-cell table:formula="of:=LOOKUP([.H38];[Regiões.$A$2:.$A$94];[Regiões.$B$2:.$B$94])" office:value-type="string" office:string-value="Zona Sul " calcext:value-type="string">
            <text:p>Zona Sul </text:p>
          </table:table-cell>
          <table:table-cell table:number-columns-repeated="2"/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string" calcext:value-type="string">
            <text:p>037 DP - Campo Limpo</text:p>
          </table:table-cell>
          <table:table-cell office:value-type="string" calcext:value-type="string">
            <text:p>4 h 15 min (19,6 km)</text:p>
          </table:table-cell>
          <table:table-cell table:formula="of:=MID([.C39];[.E39];4)" office:value-type="string" office:string-value="19,6" calcext:value-type="string">
            <text:p>19,6</text:p>
          </table:table-cell>
          <table:table-cell table:formula="of:=FIND(&quot;(&quot;;[.C39])+1" office:value-type="float" office:value="13" calcext:value-type="float">
            <text:p>13</text:p>
          </table:table-cell>
          <table:table-cell office:value-type="float" office:value="-23.6487095" calcext:value-type="float">
            <text:p>-23,6487095</text:p>
          </table:table-cell>
          <table:table-cell office:value-type="float" office:value="-46.7564135" calcext:value-type="float">
            <text:p>-46,7564135</text:p>
          </table:table-cell>
          <table:table-cell table:formula="of:=ABS(LEFT([.B39];3))" office:value-type="float" office:value="37" calcext:value-type="float">
            <text:p>37</text:p>
          </table:table-cell>
          <table:table-cell table:formula="of:=LOOKUP([.H39];[Regiões.$A$2:.$A$94];[Regiões.$B$2:.$B$94])" office:value-type="string" office:string-value="Zona Sul " calcext:value-type="string">
            <text:p>Zona Sul </text:p>
          </table:table-cell>
          <table:table-cell table:number-columns-repeated="2"/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string" calcext:value-type="string">
            <text:p>038 DP - Vila Amália</text:p>
          </table:table-cell>
          <table:table-cell office:value-type="string" calcext:value-type="string">
            <text:p>2 h 26 min (11,2 km)</text:p>
          </table:table-cell>
          <table:table-cell table:formula="of:=MID([.C40];[.E40];4)" office:value-type="string" office:string-value="11,2" calcext:value-type="string">
            <text:p>11,2</text:p>
          </table:table-cell>
          <table:table-cell table:formula="of:=FIND(&quot;(&quot;;[.C40])+1" office:value-type="float" office:value="13" calcext:value-type="float">
            <text:p>13</text:p>
          </table:table-cell>
          <table:table-cell office:value-type="float" office:value="-23.4696353" calcext:value-type="float">
            <text:p>-23,4696353</text:p>
          </table:table-cell>
          <table:table-cell office:value-type="float" office:value="-46.6504784" calcext:value-type="float">
            <text:p>-46,6504784</text:p>
          </table:table-cell>
          <table:table-cell table:formula="of:=ABS(LEFT([.B40];3))" office:value-type="float" office:value="38" calcext:value-type="float">
            <text:p>38</text:p>
          </table:table-cell>
          <table:table-cell table:formula="of:=LOOKUP([.H40];[Regiões.$A$2:.$A$94];[Regiões.$B$2:.$B$94])" office:value-type="string" office:string-value="Zona Norte" calcext:value-type="string">
            <text:p>Zona Norte</text:p>
          </table:table-cell>
          <table:table-cell table:number-columns-repeated="2"/>
        </table:table-row>
        <table:table-row table:style-name="ro1">
          <table:table-cell office:value-type="float" office:value="1069" calcext:value-type="float">
            <text:p>1069</text:p>
          </table:table-cell>
          <table:table-cell office:value-type="string" calcext:value-type="string">
            <text:p>039 DP - Vila Gustavo</text:p>
          </table:table-cell>
          <table:table-cell office:value-type="string" calcext:value-type="string">
            <text:p>2 h 6 min (9,8 km)</text:p>
          </table:table-cell>
          <table:table-cell table:formula="of:=MID([.C41];[.E41];4)" office:value-type="string" office:string-value="9,8 " calcext:value-type="string">
            <text:p>9,8 </text:p>
          </table:table-cell>
          <table:table-cell table:formula="of:=FIND(&quot;(&quot;;[.C41])+1" office:value-type="float" office:value="12" calcext:value-type="float">
            <text:p>12</text:p>
          </table:table-cell>
          <table:table-cell office:value-type="float" office:value="-23.4833782" calcext:value-type="float">
            <text:p>-23,4833782</text:p>
          </table:table-cell>
          <table:table-cell office:value-type="float" office:value="-46.5921092" calcext:value-type="float">
            <text:p>-46,5921092</text:p>
          </table:table-cell>
          <table:table-cell table:formula="of:=ABS(LEFT([.B41];3))" office:value-type="float" office:value="39" calcext:value-type="float">
            <text:p>39</text:p>
          </table:table-cell>
          <table:table-cell table:formula="of:=LOOKUP([.H41];[Regiões.$A$2:.$A$94];[Regiões.$B$2:.$B$94])" office:value-type="string" office:string-value="Zona Norte" calcext:value-type="string">
            <text:p>Zona Norte</text:p>
          </table:table-cell>
          <table:table-cell table:number-columns-repeated="2"/>
        </table:table-row>
        <table:table-row table:style-name="ro1">
          <table:table-cell office:value-type="float" office:value="1027" calcext:value-type="float">
            <text:p>1027</text:p>
          </table:table-cell>
          <table:table-cell office:value-type="string" calcext:value-type="string">
            <text:p>040 DP - Vila Santa Maria</text:p>
          </table:table-cell>
          <table:table-cell office:value-type="string" calcext:value-type="string">
            <text:p>2 h 4 min (9,6 km)</text:p>
          </table:table-cell>
          <table:table-cell table:formula="of:=MID([.C42];[.E42];4)" office:value-type="string" office:string-value="9,6 " calcext:value-type="string">
            <text:p>9,6 </text:p>
          </table:table-cell>
          <table:table-cell table:formula="of:=FIND(&quot;(&quot;;[.C42])+1" office:value-type="float" office:value="12" calcext:value-type="float">
            <text:p>12</text:p>
          </table:table-cell>
          <table:table-cell office:value-type="float" office:value="-23.4943081" calcext:value-type="float">
            <text:p>-23,4943081</text:p>
          </table:table-cell>
          <table:table-cell office:value-type="float" office:value="-46.6801249" calcext:value-type="float">
            <text:p>-46,6801249</text:p>
          </table:table-cell>
          <table:table-cell table:formula="of:=ABS(LEFT([.B42];3))" office:value-type="float" office:value="40" calcext:value-type="float">
            <text:p>40</text:p>
          </table:table-cell>
          <table:table-cell table:formula="of:=LOOKUP([.H42];[Regiões.$A$2:.$A$94];[Regiões.$B$2:.$B$94])" office:value-type="string" office:string-value="Zona Norte" calcext:value-type="string">
            <text:p>Zona Norte</text:p>
          </table:table-cell>
          <table:table-cell table:number-columns-repeated="2"/>
        </table:table-row>
        <table:table-row table:style-name="ro1">
          <table:table-cell office:value-type="float" office:value="1026" calcext:value-type="float">
            <text:p>1026</text:p>
          </table:table-cell>
          <table:table-cell office:value-type="string" calcext:value-type="string">
            <text:p>041 DP - Vila Rica</text:p>
          </table:table-cell>
          <table:table-cell office:value-type="string" calcext:value-type="string">
            <text:p>2 h 50 min (13,2 km)</text:p>
          </table:table-cell>
          <table:table-cell table:formula="of:=MID([.C43];[.E43];4)" office:value-type="string" office:string-value="13,2" calcext:value-type="string">
            <text:p>13,2</text:p>
          </table:table-cell>
          <table:table-cell table:formula="of:=FIND(&quot;(&quot;;[.C43])+1" office:value-type="float" office:value="13" calcext:value-type="float">
            <text:p>13</text:p>
          </table:table-cell>
          <table:table-cell office:value-type="float" office:value="-23.5793131" calcext:value-type="float">
            <text:p>-23,5793131</text:p>
          </table:table-cell>
          <table:table-cell office:value-type="float" office:value="-46.5198448" calcext:value-type="float">
            <text:p>-46,5198448</text:p>
          </table:table-cell>
          <table:table-cell table:formula="of:=ABS(LEFT([.B43];3))" office:value-type="float" office:value="41" calcext:value-type="float">
            <text:p>41</text:p>
          </table:table-cell>
          <table:table-cell table:formula="of:=LOOKUP([.H43];[Regiões.$A$2:.$A$94];[Regiões.$B$2:.$B$94])" office:value-type="string" office:string-value="Zona Leste " calcext:value-type="string">
            <text:p>Zona Leste </text:p>
          </table:table-cell>
          <table:table-cell table:number-columns-repeated="2"/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string" calcext:value-type="string">
            <text:p>042 DP - Parque São Lucas</text:p>
          </table:table-cell>
          <table:table-cell office:value-type="string" calcext:value-type="string">
            <text:p>2 h 12 min (10,3 km)</text:p>
          </table:table-cell>
          <table:table-cell table:formula="of:=MID([.C44];[.E44];4)" office:value-type="string" office:string-value="10,3" calcext:value-type="string">
            <text:p>10,3</text:p>
          </table:table-cell>
          <table:table-cell table:formula="of:=FIND(&quot;(&quot;;[.C44])+1" office:value-type="float" office:value="13" calcext:value-type="float">
            <text:p>13</text:p>
          </table:table-cell>
          <table:table-cell office:value-type="float" office:value="-23.5896394" calcext:value-type="float">
            <text:p>-23,5896394</text:p>
          </table:table-cell>
          <table:table-cell office:value-type="float" office:value="-46.5552753" calcext:value-type="float">
            <text:p>-46,5552753</text:p>
          </table:table-cell>
          <table:table-cell table:formula="of:=ABS(LEFT([.B44];3))" office:value-type="float" office:value="42" calcext:value-type="float">
            <text:p>42</text:p>
          </table:table-cell>
          <table:table-cell table:formula="of:=LOOKUP([.H44];[Regiões.$A$2:.$A$94];[Regiões.$B$2:.$B$94])" office:value-type="string" office:string-value="Zona Leste " calcext:value-type="string">
            <text:p>Zona Leste </text:p>
          </table:table-cell>
          <table:table-cell table:number-columns-repeated="2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string" calcext:value-type="string">
            <text:p>043 DP - Cidade Ademar</text:p>
          </table:table-cell>
          <table:table-cell office:value-type="string" calcext:value-type="string">
            <text:p>2 h 59 min (13,9 km)</text:p>
          </table:table-cell>
          <table:table-cell table:formula="of:=MID([.C45];[.E45];4)" office:value-type="string" office:string-value="13,9" calcext:value-type="string">
            <text:p>13,9</text:p>
          </table:table-cell>
          <table:table-cell table:formula="of:=FIND(&quot;(&quot;;[.C45])+1" office:value-type="float" office:value="13" calcext:value-type="float">
            <text:p>13</text:p>
          </table:table-cell>
          <table:table-cell office:value-type="float" office:value="-23.6567167" calcext:value-type="float">
            <text:p>-23,6567167</text:p>
          </table:table-cell>
          <table:table-cell office:value-type="string" calcext:value-type="string">
            <text:p>-46,671329,</text:p>
          </table:table-cell>
          <table:table-cell table:formula="of:=ABS(LEFT([.B45];3))" office:value-type="float" office:value="43" calcext:value-type="float">
            <text:p>43</text:p>
          </table:table-cell>
          <table:table-cell table:formula="of:=LOOKUP([.H45];[Regiões.$A$2:.$A$94];[Regiões.$B$2:.$B$94])" office:value-type="string" office:string-value="Zona Sul " calcext:value-type="string">
            <text:p>Zona Sul </text:p>
          </table:table-cell>
          <table:table-cell table:number-columns-repeated="2"/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string" calcext:value-type="string">
            <text:p>044 DP - Guaianazes</text:p>
          </table:table-cell>
          <table:table-cell office:value-type="string" calcext:value-type="string">
            <text:p>5 h 13 min (24,8 km)</text:p>
          </table:table-cell>
          <table:table-cell table:formula="of:=MID([.C46];[.E46];4)" office:value-type="string" office:string-value="24,8" calcext:value-type="string">
            <text:p>24,8</text:p>
          </table:table-cell>
          <table:table-cell table:formula="of:=FIND(&quot;(&quot;;[.C46])+1" office:value-type="float" office:value="13" calcext:value-type="float">
            <text:p>13</text:p>
          </table:table-cell>
          <table:table-cell office:value-type="float" office:value="-23.5423256" calcext:value-type="float">
            <text:p>-23,5423256</text:p>
          </table:table-cell>
          <table:table-cell office:value-type="float" office:value="-46.4211154" calcext:value-type="float">
            <text:p>-46,4211154</text:p>
          </table:table-cell>
          <table:table-cell table:formula="of:=ABS(LEFT([.B46];3))" office:value-type="float" office:value="44" calcext:value-type="float">
            <text:p>44</text:p>
          </table:table-cell>
          <table:table-cell table:formula="of:=LOOKUP([.H46];[Regiões.$A$2:.$A$94];[Regiões.$B$2:.$B$94])" office:value-type="string" office:string-value="Zona Leste " calcext:value-type="string">
            <text:p>Zona Leste </text:p>
          </table:table-cell>
          <table:table-cell table:number-columns-repeated="2"/>
        </table:table-row>
        <table:table-row table:style-name="ro1">
          <table:table-cell office:value-type="float" office:value="1022" calcext:value-type="float">
            <text:p>1022</text:p>
          </table:table-cell>
          <table:table-cell office:value-type="string" calcext:value-type="string">
            <text:p>045 DP - Vila Brasilândia</text:p>
          </table:table-cell>
          <table:table-cell office:value-type="string" calcext:value-type="string">
            <text:p>2 h 48 min (12,8 km)</text:p>
          </table:table-cell>
          <table:table-cell table:formula="of:=MID([.C47];[.E47];4)" office:value-type="string" office:string-value="12,8" calcext:value-type="string">
            <text:p>12,8</text:p>
          </table:table-cell>
          <table:table-cell table:formula="of:=FIND(&quot;(&quot;;[.C47])+1" office:value-type="float" office:value="13" calcext:value-type="float">
            <text:p>13</text:p>
          </table:table-cell>
          <table:table-cell office:value-type="float" office:value="-23.4691679" calcext:value-type="float">
            <text:p>-23,4691679</text:p>
          </table:table-cell>
          <table:table-cell office:value-type="float" office:value="-46.6919304" calcext:value-type="float">
            <text:p>-46,6919304</text:p>
          </table:table-cell>
          <table:table-cell table:formula="of:=ABS(LEFT([.B47];3))" office:value-type="float" office:value="45" calcext:value-type="float">
            <text:p>45</text:p>
          </table:table-cell>
          <table:table-cell table:formula="of:=LOOKUP([.H47];[Regiões.$A$2:.$A$94];[Regiões.$B$2:.$B$94])" office:value-type="string" office:string-value="Zona Norte" calcext:value-type="string">
            <text:p>Zona Norte</text:p>
          </table:table-cell>
          <table:table-cell table:number-columns-repeated="2"/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string" calcext:value-type="string">
            <text:p>046 DP - Perus</text:p>
          </table:table-cell>
          <table:table-cell office:value-type="string" calcext:value-type="string">
            <text:p>5 h 3 min (23,2 km)</text:p>
          </table:table-cell>
          <table:table-cell table:formula="of:=MID([.C48];[.E48];4)" office:value-type="string" office:string-value="23,2" calcext:value-type="string">
            <text:p>23,2</text:p>
          </table:table-cell>
          <table:table-cell table:formula="of:=FIND(&quot;(&quot;;[.C48])+1" office:value-type="float" office:value="12" calcext:value-type="float">
            <text:p>12</text:p>
          </table:table-cell>
          <table:table-cell office:value-type="float" office:value="-23.4043957" calcext:value-type="float">
            <text:p>-23,4043957</text:p>
          </table:table-cell>
          <table:table-cell office:value-type="float" office:value="-46.7402332" calcext:value-type="float">
            <text:p>-46,7402332</text:p>
          </table:table-cell>
          <table:table-cell table:formula="of:=ABS(LEFT([.B48];3))" office:value-type="float" office:value="46" calcext:value-type="float">
            <text:p>46</text:p>
          </table:table-cell>
          <table:table-cell table:formula="of:=LOOKUP([.H48];[Regiões.$A$2:.$A$94];[Regiões.$B$2:.$B$94])" office:value-type="string" office:string-value="Zona Norte" calcext:value-type="string">
            <text:p>Zona Norte</text:p>
          </table:table-cell>
          <table:table-cell table:number-columns-repeated="2"/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string" calcext:value-type="string">
            <text:p>047 DP - Capão Redondo</text:p>
          </table:table-cell>
          <table:table-cell office:value-type="string" calcext:value-type="string">
            <text:p>5 h 14 min (24,1 km)</text:p>
          </table:table-cell>
          <table:table-cell table:formula="of:=MID([.C49];[.E49];4)" office:value-type="string" office:string-value="24,1" calcext:value-type="string">
            <text:p>24,1</text:p>
          </table:table-cell>
          <table:table-cell table:formula="of:=FIND(&quot;(&quot;;[.C49])+1" office:value-type="float" office:value="13" calcext:value-type="float">
            <text:p>13</text:p>
          </table:table-cell>
          <table:table-cell office:value-type="float" office:value="-23.6647834" calcext:value-type="float">
            <text:p>-23,6647834</text:p>
          </table:table-cell>
          <table:table-cell office:value-type="float" office:value="-46.7848735" calcext:value-type="float">
            <text:p>-46,7848735</text:p>
          </table:table-cell>
          <table:table-cell table:formula="of:=ABS(LEFT([.B49];3))" office:value-type="float" office:value="47" calcext:value-type="float">
            <text:p>47</text:p>
          </table:table-cell>
          <table:table-cell table:formula="of:=LOOKUP([.H49];[Regiões.$A$2:.$A$94];[Regiões.$B$2:.$B$94])" office:value-type="string" office:string-value="Zona Sul " calcext:value-type="string">
            <text:p>Zona Sul </text:p>
          </table:table-cell>
          <table:table-cell table:number-columns-repeated="2"/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string" calcext:value-type="string">
            <text:p>048 DP - Cidade Dutra</text:p>
          </table:table-cell>
          <table:table-cell office:value-type="string" calcext:value-type="string">
            <text:p>4 h 45 min (22,2 km)</text:p>
          </table:table-cell>
          <table:table-cell table:formula="of:=MID([.C50];[.E50];4)" office:value-type="string" office:string-value="22,2" calcext:value-type="string">
            <text:p>22,2</text:p>
          </table:table-cell>
          <table:table-cell table:formula="of:=FIND(&quot;(&quot;;[.C50])+1" office:value-type="float" office:value="13" calcext:value-type="float">
            <text:p>13</text:p>
          </table:table-cell>
          <table:table-cell office:value-type="float" office:value="-23.7123197" calcext:value-type="float">
            <text:p>-23,7123197</text:p>
          </table:table-cell>
          <table:table-cell office:value-type="float" office:value="-46.6979187" calcext:value-type="float">
            <text:p>-46,6979187</text:p>
          </table:table-cell>
          <table:table-cell table:formula="of:=ABS(LEFT([.B50];3))" office:value-type="float" office:value="48" calcext:value-type="float">
            <text:p>48</text:p>
          </table:table-cell>
          <table:table-cell table:formula="of:=LOOKUP([.H50];[Regiões.$A$2:.$A$94];[Regiões.$B$2:.$B$94])" office:value-type="string" office:string-value="Zona Sul " calcext:value-type="string">
            <text:p>Zona Sul </text:p>
          </table:table-cell>
          <table:table-cell table:number-columns-repeated="2"/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string" calcext:value-type="string">
            <text:p>049 DP - São Mateus</text:p>
          </table:table-cell>
          <table:table-cell office:value-type="string" calcext:value-type="string">
            <text:p>4 h 14 min (19,5 km)</text:p>
          </table:table-cell>
          <table:table-cell table:formula="of:=MID([.C51];[.E51];4)" office:value-type="string" office:string-value="19,5" calcext:value-type="string">
            <text:p>19,5</text:p>
          </table:table-cell>
          <table:table-cell table:formula="of:=FIND(&quot;(&quot;;[.C51])+1" office:value-type="float" office:value="13" calcext:value-type="float">
            <text:p>13</text:p>
          </table:table-cell>
          <table:table-cell office:value-type="float" office:value="-23.6058329" calcext:value-type="float">
            <text:p>-23,6058329</text:p>
          </table:table-cell>
          <table:table-cell office:value-type="float" office:value="-46.4728613" calcext:value-type="float">
            <text:p>-46,4728613</text:p>
          </table:table-cell>
          <table:table-cell table:formula="of:=ABS(LEFT([.B51];3))" office:value-type="float" office:value="49" calcext:value-type="float">
            <text:p>49</text:p>
          </table:table-cell>
          <table:table-cell table:formula="of:=LOOKUP([.H51];[Regiões.$A$2:.$A$94];[Regiões.$B$2:.$B$94])" office:value-type="string" office:string-value="Zona Leste " calcext:value-type="string">
            <text:p>Zona Leste </text:p>
          </table:table-cell>
          <table:table-cell table:number-columns-repeated="2"/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string" calcext:value-type="string">
            <text:p>050 DP - Itaim Paulista</text:p>
          </table:table-cell>
          <table:table-cell office:value-type="string" calcext:value-type="string">
            <text:p>5 h 50 min (27,4 km)</text:p>
          </table:table-cell>
          <table:table-cell table:formula="of:=MID([.C52];[.E52];4)" office:value-type="string" office:string-value="27,4" calcext:value-type="string">
            <text:p>27,4</text:p>
          </table:table-cell>
          <table:table-cell table:formula="of:=FIND(&quot;(&quot;;[.C52])+1" office:value-type="float" office:value="13" calcext:value-type="float">
            <text:p>13</text:p>
          </table:table-cell>
          <table:table-cell office:value-type="float" office:value="-23.5051175" calcext:value-type="float">
            <text:p>-23,5051175</text:p>
          </table:table-cell>
          <table:table-cell office:value-type="float" office:value="-46.3990204" calcext:value-type="float">
            <text:p>-46,3990204</text:p>
          </table:table-cell>
          <table:table-cell table:formula="of:=ABS(LEFT([.B52];3))" office:value-type="float" office:value="50" calcext:value-type="float">
            <text:p>50</text:p>
          </table:table-cell>
          <table:table-cell table:formula="of:=LOOKUP([.H52];[Regiões.$A$2:.$A$94];[Regiões.$B$2:.$B$94])" office:value-type="string" office:string-value="Zona Leste " calcext:value-type="string">
            <text:p>Zona Leste </text:p>
          </table:table-cell>
          <table:table-cell table:number-columns-repeated="2"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string" calcext:value-type="string">
            <text:p>051 DP - Butantã</text:p>
          </table:table-cell>
          <table:table-cell office:value-type="string" calcext:value-type="string">
            <text:p>2 h 22 min (10,9 km)</text:p>
          </table:table-cell>
          <table:table-cell table:formula="of:=MID([.C53];[.E53];4)" office:value-type="string" office:string-value="10,9" calcext:value-type="string">
            <text:p>10,9</text:p>
          </table:table-cell>
          <table:table-cell table:formula="of:=FIND(&quot;(&quot;;[.C53])+1" office:value-type="float" office:value="13" calcext:value-type="float">
            <text:p>13</text:p>
          </table:table-cell>
          <table:table-cell office:value-type="float" office:value="-23.5714179" calcext:value-type="float">
            <text:p>-23,5714179</text:p>
          </table:table-cell>
          <table:table-cell office:value-type="float" office:value="-46.7243518" calcext:value-type="float">
            <text:p>-46,7243518</text:p>
          </table:table-cell>
          <table:table-cell table:formula="of:=ABS(LEFT([.B53];3))" office:value-type="float" office:value="51" calcext:value-type="float">
            <text:p>51</text:p>
          </table:table-cell>
          <table:table-cell table:formula="of:=LOOKUP([.H53];[Regiões.$A$2:.$A$94];[Regiões.$B$2:.$B$94])" office:value-type="string" office:string-value="Zona Oeste" calcext:value-type="string">
            <text:p>Zona Oeste</text:p>
          </table:table-cell>
          <table:table-cell table:number-columns-repeated="2"/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string" calcext:value-type="string">
            <text:p>052 DP - Parque São Jorge</text:p>
          </table:table-cell>
          <table:table-cell office:value-type="string" calcext:value-type="string">
            <text:p>1 h 39 min (7,9 km)</text:p>
          </table:table-cell>
          <table:table-cell table:formula="of:=MID([.C54];[.E54];4)" office:value-type="string" office:string-value="7,9 " calcext:value-type="string">
            <text:p>7,9 </text:p>
          </table:table-cell>
          <table:table-cell table:formula="of:=FIND(&quot;(&quot;;[.C54])+1" office:value-type="float" office:value="13" calcext:value-type="float">
            <text:p>13</text:p>
          </table:table-cell>
          <table:table-cell office:value-type="float" office:value="-23.5361334" calcext:value-type="float">
            <text:p>-23,5361334</text:p>
          </table:table-cell>
          <table:table-cell office:value-type="float" office:value="-46.5656003" calcext:value-type="float">
            <text:p>-46,5656003</text:p>
          </table:table-cell>
          <table:table-cell table:formula="of:=ABS(LEFT([.B54];3))" office:value-type="float" office:value="52" calcext:value-type="float">
            <text:p>52</text:p>
          </table:table-cell>
          <table:table-cell table:formula="of:=LOOKUP([.H54];[Regiões.$A$2:.$A$94];[Regiões.$B$2:.$B$94])" office:value-type="string" office:string-value="Zona Leste " calcext:value-type="string">
            <text:p>Zona Leste </text:p>
          </table:table-cell>
          <table:table-cell table:number-columns-repeated="2"/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string" calcext:value-type="string">
            <text:p>053 DP - Parque do Carmo</text:p>
          </table:table-cell>
          <table:table-cell office:value-type="string" calcext:value-type="string">
            <text:p>4 h 14 min (19,7 km)</text:p>
          </table:table-cell>
          <table:table-cell table:formula="of:=MID([.C55];[.E55];4)" office:value-type="string" office:string-value="19,7" calcext:value-type="string">
            <text:p>19,7</text:p>
          </table:table-cell>
          <table:table-cell table:formula="of:=FIND(&quot;(&quot;;[.C55])+1" office:value-type="float" office:value="13" calcext:value-type="float">
            <text:p>13</text:p>
          </table:table-cell>
          <table:table-cell office:value-type="float" office:value="-23.5667762" calcext:value-type="float">
            <text:p>-23,5667762</text:p>
          </table:table-cell>
          <table:table-cell office:value-type="float" office:value="-46.4683669" calcext:value-type="float">
            <text:p>-46,4683669</text:p>
          </table:table-cell>
          <table:table-cell table:formula="of:=ABS(LEFT([.B55];3))" office:value-type="float" office:value="53" calcext:value-type="float">
            <text:p>53</text:p>
          </table:table-cell>
          <table:table-cell table:formula="of:=LOOKUP([.H55];[Regiões.$A$2:.$A$94];[Regiões.$B$2:.$B$94])" office:value-type="string" office:string-value="Zona Leste " calcext:value-type="string">
            <text:p>Zona Leste </text:p>
          </table:table-cell>
          <table:table-cell table:number-columns-repeated="2"/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string" calcext:value-type="string">
            <text:p>054 DP - Cidade Tiradentes</text:p>
          </table:table-cell>
          <table:table-cell office:value-type="string" calcext:value-type="string">
            <text:p>5 h 52 min (27,1 km)</text:p>
          </table:table-cell>
          <table:table-cell table:formula="of:=MID([.C56];[.E56];4)" office:value-type="string" office:string-value="27,1" calcext:value-type="string">
            <text:p>27,1</text:p>
          </table:table-cell>
          <table:table-cell table:formula="of:=FIND(&quot;(&quot;;[.C56])+1" office:value-type="float" office:value="13" calcext:value-type="float">
            <text:p>13</text:p>
          </table:table-cell>
          <table:table-cell office:value-type="float" office:value="-23.6061293" calcext:value-type="float">
            <text:p>-23,6061293</text:p>
          </table:table-cell>
          <table:table-cell office:value-type="string" calcext:value-type="string">
            <text:p>-46,403517,</text:p>
          </table:table-cell>
          <table:table-cell table:formula="of:=ABS(LEFT([.B56];3))" office:value-type="float" office:value="54" calcext:value-type="float">
            <text:p>54</text:p>
          </table:table-cell>
          <table:table-cell table:formula="of:=LOOKUP([.H56];[Regiões.$A$2:.$A$94];[Regiões.$B$2:.$B$94])" office:value-type="string" office:string-value="Zona Leste " calcext:value-type="string">
            <text:p>Zona Leste </text:p>
          </table:table-cell>
          <table:table-cell table:number-columns-repeated="2"/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string" calcext:value-type="string">
            <text:p>055 DP - Parque São Rafael</text:p>
          </table:table-cell>
          <table:table-cell office:value-type="string" calcext:value-type="string">
            <text:p>4 h 21 min (20,5 km)</text:p>
          </table:table-cell>
          <table:table-cell table:formula="of:=MID([.C57];[.E57];4)" office:value-type="string" office:string-value="20,5" calcext:value-type="string">
            <text:p>20,5</text:p>
          </table:table-cell>
          <table:table-cell table:formula="of:=FIND(&quot;(&quot;;[.C57])+1" office:value-type="float" office:value="13" calcext:value-type="float">
            <text:p>13</text:p>
          </table:table-cell>
          <table:table-cell office:value-type="float" office:value="-23.6236071" calcext:value-type="float">
            <text:p>-23,6236071</text:p>
          </table:table-cell>
          <table:table-cell office:value-type="float" office:value="-46.4724862" calcext:value-type="float">
            <text:p>-46,4724862</text:p>
          </table:table-cell>
          <table:table-cell table:formula="of:=ABS(LEFT([.B57];3))" office:value-type="float" office:value="55" calcext:value-type="float">
            <text:p>55</text:p>
          </table:table-cell>
          <table:table-cell table:formula="of:=LOOKUP([.H57];[Regiões.$A$2:.$A$94];[Regiões.$B$2:.$B$94])" office:value-type="string" office:string-value="Zona Sul " calcext:value-type="string">
            <text:p>Zona Sul </text:p>
          </table:table-cell>
          <table:table-cell table:number-columns-repeated="2"/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string" calcext:value-type="string">
            <text:p>056 DP - Vila Alpina</text:p>
          </table:table-cell>
          <table:table-cell office:value-type="string" calcext:value-type="string">
            <text:p>1 h 57 min (9,2 km)</text:p>
          </table:table-cell>
          <table:table-cell table:formula="of:=MID([.C58];[.E58];4)" office:value-type="string" office:string-value="9,2 " calcext:value-type="string">
            <text:p>9,2 </text:p>
          </table:table-cell>
          <table:table-cell table:formula="of:=FIND(&quot;(&quot;;[.C58])+1" office:value-type="float" office:value="13" calcext:value-type="float">
            <text:p>13</text:p>
          </table:table-cell>
          <table:table-cell office:value-type="float" office:value="-23.5861151" calcext:value-type="float">
            <text:p>-23,5861151</text:p>
          </table:table-cell>
          <table:table-cell office:value-type="float" office:value="-46.5775026" calcext:value-type="float">
            <text:p>-46,5775026</text:p>
          </table:table-cell>
          <table:table-cell table:formula="of:=ABS(LEFT([.B58];3))" office:value-type="float" office:value="56" calcext:value-type="float">
            <text:p>56</text:p>
          </table:table-cell>
          <table:table-cell table:formula="of:=LOOKUP([.H58];[Regiões.$A$2:.$A$94];[Regiões.$B$2:.$B$94])" office:value-type="string" office:string-value="Zona Leste " calcext:value-type="string">
            <text:p>Zona Leste </text:p>
          </table:table-cell>
          <table:table-cell table:number-columns-repeated="2"/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string" calcext:value-type="string">
            <text:p>057 DP - Parque da Moóca</text:p>
          </table:table-cell>
          <table:table-cell office:value-type="string" calcext:value-type="string">
            <text:p>1 h 12 min (5,6 km)</text:p>
          </table:table-cell>
          <table:table-cell table:formula="of:=MID([.C59];[.E59];4)" office:value-type="string" office:string-value="5,6 " calcext:value-type="string">
            <text:p>5,6 </text:p>
          </table:table-cell>
          <table:table-cell table:formula="of:=FIND(&quot;(&quot;;[.C59])+1" office:value-type="float" office:value="13" calcext:value-type="float">
            <text:p>13</text:p>
          </table:table-cell>
          <table:table-cell office:value-type="float" office:value="-23.5688523" calcext:value-type="float">
            <text:p>-23,5688523</text:p>
          </table:table-cell>
          <table:table-cell office:value-type="float" office:value="-46.5867708" calcext:value-type="float">
            <text:p>-46,5867708</text:p>
          </table:table-cell>
          <table:table-cell table:formula="of:=ABS(LEFT([.B59];3))" office:value-type="float" office:value="57" calcext:value-type="float">
            <text:p>57</text:p>
          </table:table-cell>
          <table:table-cell table:formula="of:=LOOKUP([.H59];[Regiões.$A$2:.$A$94];[Regiões.$B$2:.$B$94])" office:value-type="string" office:string-value="Zona Leste " calcext:value-type="string">
            <text:p>Zona Leste </text:p>
          </table:table-cell>
          <table:table-cell table:number-columns-repeated="2"/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string" calcext:value-type="string">
            <text:p>058 DP - Vila Formosa</text:p>
          </table:table-cell>
          <table:table-cell office:value-type="string" calcext:value-type="string">
            <text:p>2 h 7 min (9,9 km)</text:p>
          </table:table-cell>
          <table:table-cell table:formula="of:=MID([.C60];[.E60];4)" office:value-type="string" office:string-value="9,9 " calcext:value-type="string">
            <text:p>9,9 </text:p>
          </table:table-cell>
          <table:table-cell table:formula="of:=FIND(&quot;(&quot;;[.C60])+1" office:value-type="float" office:value="12" calcext:value-type="float">
            <text:p>12</text:p>
          </table:table-cell>
          <table:table-cell office:value-type="float" office:value="-23.5624864" calcext:value-type="float">
            <text:p>-23,5624864</text:p>
          </table:table-cell>
          <table:table-cell office:value-type="float" office:value="-46.5474197" calcext:value-type="float">
            <text:p>-46,5474197</text:p>
          </table:table-cell>
          <table:table-cell table:formula="of:=ABS(LEFT([.B60];3))" office:value-type="float" office:value="58" calcext:value-type="float">
            <text:p>58</text:p>
          </table:table-cell>
          <table:table-cell table:formula="of:=LOOKUP([.H60];[Regiões.$A$2:.$A$94];[Regiões.$B$2:.$B$94])" office:value-type="string" office:string-value="Zona Leste " calcext:value-type="string">
            <text:p>Zona Leste </text:p>
          </table:table-cell>
          <table:table-cell table:number-columns-repeated="2"/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string" calcext:value-type="string">
            <text:p>059 DP - Jardim Noemia</text:p>
          </table:table-cell>
          <table:table-cell office:value-type="string" calcext:value-type="string">
            <text:p>5 h 25 min (25,6 km)</text:p>
          </table:table-cell>
          <table:table-cell table:formula="of:=MID([.C61];[.E61];4)" office:value-type="string" office:string-value="25,6" calcext:value-type="string">
            <text:p>25,6</text:p>
          </table:table-cell>
          <table:table-cell table:formula="of:=FIND(&quot;(&quot;;[.C61])+1" office:value-type="float" office:value="13" calcext:value-type="float">
            <text:p>13</text:p>
          </table:table-cell>
          <table:table-cell office:value-type="float" office:value="-23.487467" calcext:value-type="float">
            <text:p>-23,487467</text:p>
          </table:table-cell>
          <table:table-cell office:value-type="float" office:value="-46.4123545" calcext:value-type="float">
            <text:p>-46,4123545</text:p>
          </table:table-cell>
          <table:table-cell table:formula="of:=ABS(LEFT([.B61];3))" office:value-type="float" office:value="59" calcext:value-type="float">
            <text:p>59</text:p>
          </table:table-cell>
          <table:table-cell table:formula="of:=LOOKUP([.H61];[Regiões.$A$2:.$A$94];[Regiões.$B$2:.$B$94])" office:value-type="string" office:string-value="Zona Leste " calcext:value-type="string">
            <text:p>Zona Leste </text:p>
          </table:table-cell>
          <table:table-cell table:number-columns-repeated="2"/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string" calcext:value-type="string">
            <text:p>062 DP - Ermelino Matarazzo</text:p>
          </table:table-cell>
          <table:table-cell office:value-type="string" calcext:value-type="string">
            <text:p>3 h 57 min (18,6 km)</text:p>
          </table:table-cell>
          <table:table-cell table:formula="of:=MID([.C62];[.E62];4)" office:value-type="string" office:string-value="18,6" calcext:value-type="string">
            <text:p>18,6</text:p>
          </table:table-cell>
          <table:table-cell table:formula="of:=FIND(&quot;(&quot;;[.C62])+1" office:value-type="float" office:value="13" calcext:value-type="float">
            <text:p>13</text:p>
          </table:table-cell>
          <table:table-cell office:value-type="float" office:value="-23.4895961" calcext:value-type="float">
            <text:p>-23,4895961</text:p>
          </table:table-cell>
          <table:table-cell office:value-type="float" office:value="-46.4840259" calcext:value-type="float">
            <text:p>-46,4840259</text:p>
          </table:table-cell>
          <table:table-cell table:formula="of:=ABS(LEFT([.B62];3))" office:value-type="float" office:value="62" calcext:value-type="float">
            <text:p>62</text:p>
          </table:table-cell>
          <table:table-cell table:formula="of:=LOOKUP([.H62];[Regiões.$A$2:.$A$94];[Regiões.$B$2:.$B$94])" office:value-type="string" office:string-value="Zona Leste " calcext:value-type="string">
            <text:p>Zona Leste </text:p>
          </table:table-cell>
          <table:table-cell table:number-columns-repeated="2"/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string" calcext:value-type="string">
            <text:p>063 DP - Vila Jacuí</text:p>
          </table:table-cell>
          <table:table-cell office:value-type="string" calcext:value-type="string">
            <text:p>4 h 33 min (21,4 km)</text:p>
          </table:table-cell>
          <table:table-cell table:formula="of:=MID([.C63];[.E63];4)" office:value-type="string" office:string-value="21,4" calcext:value-type="string">
            <text:p>21,4</text:p>
          </table:table-cell>
          <table:table-cell table:formula="of:=FIND(&quot;(&quot;;[.C63])+1" office:value-type="float" office:value="13" calcext:value-type="float">
            <text:p>13</text:p>
          </table:table-cell>
          <table:table-cell office:value-type="float" office:value="-23.5096477" calcext:value-type="float">
            <text:p>-23,5096477</text:p>
          </table:table-cell>
          <table:table-cell office:value-type="float" office:value="-46.4488947" calcext:value-type="float">
            <text:p>-46,4488947</text:p>
          </table:table-cell>
          <table:table-cell table:formula="of:=ABS(LEFT([.B63];3))" office:value-type="float" office:value="63" calcext:value-type="float">
            <text:p>63</text:p>
          </table:table-cell>
          <table:table-cell table:formula="of:=LOOKUP([.H63];[Regiões.$A$2:.$A$94];[Regiões.$B$2:.$B$94])" office:value-type="string" office:string-value="Zona Leste " calcext:value-type="string">
            <text:p>Zona Leste </text:p>
          </table:table-cell>
          <table:table-cell table:number-columns-repeated="2"/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string" calcext:value-type="string">
            <text:p>064 DP - Cidade A E Carvalho</text:p>
          </table:table-cell>
          <table:table-cell office:value-type="string" calcext:value-type="string">
            <text:p>3 h 48 min (17,8 km)</text:p>
          </table:table-cell>
          <table:table-cell table:formula="of:=MID([.C64];[.E64];4)" office:value-type="string" office:string-value="17,8" calcext:value-type="string">
            <text:p>17,8</text:p>
          </table:table-cell>
          <table:table-cell table:formula="of:=FIND(&quot;(&quot;;[.C64])+1" office:value-type="float" office:value="13" calcext:value-type="float">
            <text:p>13</text:p>
          </table:table-cell>
          <table:table-cell office:value-type="float" office:value="-23.5209066" calcext:value-type="float">
            <text:p>-23,5209066</text:p>
          </table:table-cell>
          <table:table-cell office:value-type="float" office:value="-46.4800202" calcext:value-type="float">
            <text:p>-46,4800202</text:p>
          </table:table-cell>
          <table:table-cell table:formula="of:=ABS(LEFT([.B64];3))" office:value-type="float" office:value="64" calcext:value-type="float">
            <text:p>64</text:p>
          </table:table-cell>
          <table:table-cell table:formula="of:=LOOKUP([.H64];[Regiões.$A$2:.$A$94];[Regiões.$B$2:.$B$94])" office:value-type="string" office:string-value="Zona Leste " calcext:value-type="string">
            <text:p>Zona Leste </text:p>
          </table:table-cell>
          <table:table-cell table:number-columns-repeated="2"/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string" calcext:value-type="string">
            <text:p>065 DP - Artur Alvim</text:p>
          </table:table-cell>
          <table:table-cell office:value-type="string" calcext:value-type="string">
            <text:p>3 h 37 min (17,4 km)</text:p>
          </table:table-cell>
          <table:table-cell table:formula="of:=MID([.C65];[.E65];4)" office:value-type="string" office:string-value="17,4" calcext:value-type="string">
            <text:p>17,4</text:p>
          </table:table-cell>
          <table:table-cell table:formula="of:=FIND(&quot;(&quot;;[.C65])+1" office:value-type="float" office:value="13" calcext:value-type="float">
            <text:p>13</text:p>
          </table:table-cell>
          <table:table-cell office:value-type="float" office:value="-23.5440001" calcext:value-type="float">
            <text:p>-23,5440001</text:p>
          </table:table-cell>
          <table:table-cell office:value-type="float" office:value="-46.4833625" calcext:value-type="float">
            <text:p>-46,4833625</text:p>
          </table:table-cell>
          <table:table-cell table:formula="of:=ABS(LEFT([.B65];3))" office:value-type="float" office:value="65" calcext:value-type="float">
            <text:p>65</text:p>
          </table:table-cell>
          <table:table-cell table:formula="of:=LOOKUP([.H65];[Regiões.$A$2:.$A$94];[Regiões.$B$2:.$B$94])" office:value-type="string" office:string-value="Zona Leste " calcext:value-type="string">
            <text:p>Zona Leste </text:p>
          </table:table-cell>
          <table:table-cell table:number-columns-repeated="2"/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string" calcext:value-type="string">
            <text:p>066 DP - Vale do Aricanduva</text:p>
          </table:table-cell>
          <table:table-cell office:value-type="string" calcext:value-type="string">
            <text:p>3 h 28 min (16,6 km)</text:p>
          </table:table-cell>
          <table:table-cell table:formula="of:=MID([.C66];[.E66];4)" office:value-type="string" office:string-value="16,6" calcext:value-type="string">
            <text:p>16,6</text:p>
          </table:table-cell>
          <table:table-cell table:formula="of:=FIND(&quot;(&quot;;[.C66])+1" office:value-type="float" office:value="13" calcext:value-type="float">
            <text:p>13</text:p>
          </table:table-cell>
          <table:table-cell office:value-type="float" office:value="-23.5539336" calcext:value-type="float">
            <text:p>-23,5539336</text:p>
          </table:table-cell>
          <table:table-cell office:value-type="float" office:value="-46.4944425" calcext:value-type="float">
            <text:p>-46,4944425</text:p>
          </table:table-cell>
          <table:table-cell table:formula="of:=ABS(LEFT([.B66];3))" office:value-type="float" office:value="66" calcext:value-type="float">
            <text:p>66</text:p>
          </table:table-cell>
          <table:table-cell table:formula="of:=LOOKUP([.H66];[Regiões.$A$2:.$A$94];[Regiões.$B$2:.$B$94])" office:value-type="string" office:string-value="Zona Leste " calcext:value-type="string">
            <text:p>Zona Leste </text:p>
          </table:table-cell>
          <table:table-cell table:number-columns-repeated="2"/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string" calcext:value-type="string">
            <text:p>067 DP - Jardim Robru</text:p>
          </table:table-cell>
          <table:table-cell office:value-type="string" calcext:value-type="string">
            <text:p>5 h 28 min (25,8 km)</text:p>
          </table:table-cell>
          <table:table-cell table:formula="of:=MID([.C67];[.E67];4)" office:value-type="string" office:string-value="25,8" calcext:value-type="string">
            <text:p>25,8</text:p>
          </table:table-cell>
          <table:table-cell table:formula="of:=FIND(&quot;(&quot;;[.C67])+1" office:value-type="float" office:value="13" calcext:value-type="float">
            <text:p>13</text:p>
          </table:table-cell>
          <table:table-cell office:value-type="float" office:value="-23.5202019" calcext:value-type="float">
            <text:p>-23,5202019</text:p>
          </table:table-cell>
          <table:table-cell office:value-type="float" office:value="-46.4136847" calcext:value-type="float">
            <text:p>-46,4136847</text:p>
          </table:table-cell>
          <table:table-cell table:formula="of:=ABS(LEFT([.B67];3))" office:value-type="float" office:value="67" calcext:value-type="float">
            <text:p>67</text:p>
          </table:table-cell>
          <table:table-cell table:formula="of:=LOOKUP([.H67];[Regiões.$A$2:.$A$94];[Regiões.$B$2:.$B$94])" office:value-type="string" office:string-value="Zona Leste " calcext:value-type="string">
            <text:p>Zona Leste </text:p>
          </table:table-cell>
          <table:table-cell table:number-columns-repeated="2"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string" calcext:value-type="string">
            <text:p>068 DP - Lajeado</text:p>
          </table:table-cell>
          <table:table-cell office:value-type="string" calcext:value-type="string">
            <text:p>5 h 43 min (27,4 km)</text:p>
          </table:table-cell>
          <table:table-cell table:formula="of:=MID([.C68];[.E68];4)" office:value-type="string" office:string-value="27,4" calcext:value-type="string">
            <text:p>27,4</text:p>
          </table:table-cell>
          <table:table-cell table:formula="of:=FIND(&quot;(&quot;;[.C68])+1" office:value-type="float" office:value="13" calcext:value-type="float">
            <text:p>13</text:p>
          </table:table-cell>
          <table:table-cell office:value-type="float" office:value="-23.5359542" calcext:value-type="float">
            <text:p>-23,5359542</text:p>
          </table:table-cell>
          <table:table-cell office:value-type="float" office:value="-46.4004295" calcext:value-type="float">
            <text:p>-46,4004295</text:p>
          </table:table-cell>
          <table:table-cell table:formula="of:=ABS(LEFT([.B68];3))" office:value-type="float" office:value="68" calcext:value-type="float">
            <text:p>68</text:p>
          </table:table-cell>
          <table:table-cell table:formula="of:=LOOKUP([.H68];[Regiões.$A$2:.$A$94];[Regiões.$B$2:.$B$94])" office:value-type="string" office:string-value="Zona Leste " calcext:value-type="string">
            <text:p>Zona Leste </text:p>
          </table:table-cell>
          <table:table-cell table:number-columns-repeated="2"/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string" calcext:value-type="string">
            <text:p>069 DP - Teotônio Vilela</text:p>
          </table:table-cell>
          <table:table-cell office:value-type="string" calcext:value-type="string">
            <text:p>3 h 29 min (16,4 km)</text:p>
          </table:table-cell>
          <table:table-cell table:formula="of:=MID([.C69];[.E69];4)" office:value-type="string" office:string-value="16,4" calcext:value-type="string">
            <text:p>16,4</text:p>
          </table:table-cell>
          <table:table-cell table:formula="of:=FIND(&quot;(&quot;;[.C69])+1" office:value-type="float" office:value="13" calcext:value-type="float">
            <text:p>13</text:p>
          </table:table-cell>
          <table:table-cell office:value-type="float" office:value="-23.6084267" calcext:value-type="float">
            <text:p>-23,6084267</text:p>
          </table:table-cell>
          <table:table-cell office:value-type="float" office:value="-46.5033118" calcext:value-type="float">
            <text:p>-46,5033118</text:p>
          </table:table-cell>
          <table:table-cell table:formula="of:=ABS(LEFT([.B69];3))" office:value-type="float" office:value="69" calcext:value-type="float">
            <text:p>69</text:p>
          </table:table-cell>
          <table:table-cell table:formula="of:=LOOKUP([.H69];[Regiões.$A$2:.$A$94];[Regiões.$B$2:.$B$94])" office:value-type="string" office:string-value="Zona Leste " calcext:value-type="string">
            <text:p>Zona Leste </text:p>
          </table:table-cell>
          <table:table-cell table:number-columns-repeated="2"/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string" calcext:value-type="string">
            <text:p>070 DP - Vila Ema</text:p>
          </table:table-cell>
          <table:table-cell office:value-type="string" calcext:value-type="string">
            <text:p>2 h 39 min (12,5 km)</text:p>
          </table:table-cell>
          <table:table-cell table:formula="of:=MID([.C70];[.E70];4)" office:value-type="string" office:string-value="12,5" calcext:value-type="string">
            <text:p>12,5</text:p>
          </table:table-cell>
          <table:table-cell table:formula="of:=FIND(&quot;(&quot;;[.C70])+1" office:value-type="float" office:value="13" calcext:value-type="float">
            <text:p>13</text:p>
          </table:table-cell>
          <table:table-cell office:value-type="float" office:value="-23.5987243" calcext:value-type="float">
            <text:p>-23,5987243</text:p>
          </table:table-cell>
          <table:table-cell office:value-type="float" office:value="-46.5354841" calcext:value-type="float">
            <text:p>-46,5354841</text:p>
          </table:table-cell>
          <table:table-cell table:formula="of:=ABS(LEFT([.B70];3))" office:value-type="float" office:value="70" calcext:value-type="float">
            <text:p>70</text:p>
          </table:table-cell>
          <table:table-cell table:formula="of:=LOOKUP([.H70];[Regiões.$A$2:.$A$94];[Regiões.$B$2:.$B$94])" office:value-type="string" office:string-value="Zona Leste " calcext:value-type="string">
            <text:p>Zona Leste </text:p>
          </table:table-cell>
          <table:table-cell table:number-columns-repeated="2"/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string" calcext:value-type="string">
            <text:p>072 DP - Vila Penteado</text:p>
          </table:table-cell>
          <table:table-cell office:value-type="string" calcext:value-type="string">
            <text:p>2 h 46 min (12,6 km)</text:p>
          </table:table-cell>
          <table:table-cell table:formula="of:=MID([.C71];[.E71];4)" office:value-type="string" office:string-value="12,6" calcext:value-type="string">
            <text:p>12,6</text:p>
          </table:table-cell>
          <table:table-cell table:formula="of:=FIND(&quot;(&quot;;[.C71])+1" office:value-type="float" office:value="13" calcext:value-type="float">
            <text:p>13</text:p>
          </table:table-cell>
          <table:table-cell office:value-type="float" office:value="-23.4636336" calcext:value-type="float">
            <text:p>-23,4636336</text:p>
          </table:table-cell>
          <table:table-cell office:value-type="float" office:value="-46.6809602" calcext:value-type="float">
            <text:p>-46,6809602</text:p>
          </table:table-cell>
          <table:table-cell table:formula="of:=ABS(LEFT([.B71];3))" office:value-type="float" office:value="72" calcext:value-type="float">
            <text:p>72</text:p>
          </table:table-cell>
          <table:table-cell table:formula="of:=LOOKUP([.H71];[Regiões.$A$2:.$A$94];[Regiões.$B$2:.$B$94])" office:value-type="string" office:string-value="Zona Norte" calcext:value-type="string">
            <text:p>Zona Norte</text:p>
          </table:table-cell>
          <table:table-cell table:number-columns-repeated="2"/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string" calcext:value-type="string">
            <text:p>073 DP - Jaçanã</text:p>
          </table:table-cell>
          <table:table-cell office:value-type="string" calcext:value-type="string">
            <text:p>2 h 48 min (13,3 km)</text:p>
          </table:table-cell>
          <table:table-cell table:formula="of:=MID([.C72];[.E72];4)" office:value-type="string" office:string-value="13,3" calcext:value-type="string">
            <text:p>13,3</text:p>
          </table:table-cell>
          <table:table-cell table:formula="of:=FIND(&quot;(&quot;;[.C72])+1" office:value-type="float" office:value="13" calcext:value-type="float">
            <text:p>13</text:p>
          </table:table-cell>
          <table:table-cell office:value-type="float" office:value="-23.4586257" calcext:value-type="float">
            <text:p>-23,4586257</text:p>
          </table:table-cell>
          <table:table-cell office:value-type="float" office:value="-46.5874351" calcext:value-type="float">
            <text:p>-46,5874351</text:p>
          </table:table-cell>
          <table:table-cell table:formula="of:=ABS(LEFT([.B72];3))" office:value-type="float" office:value="73" calcext:value-type="float">
            <text:p>73</text:p>
          </table:table-cell>
          <table:table-cell table:formula="of:=LOOKUP([.H72];[Regiões.$A$2:.$A$94];[Regiões.$B$2:.$B$94])" office:value-type="string" office:string-value="Zona Norte" calcext:value-type="string">
            <text:p>Zona Norte</text:p>
          </table:table-cell>
          <table:table-cell table:number-columns-repeated="2"/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string" calcext:value-type="string">
            <text:p>074 DP - Jaraguá</text:p>
          </table:table-cell>
          <table:table-cell office:value-type="string" calcext:value-type="string">
            <text:p>3 h 58 min (18,2 km)</text:p>
          </table:table-cell>
          <table:table-cell table:formula="of:=MID([.C73];[.E73];4)" office:value-type="string" office:string-value="18,2" calcext:value-type="string">
            <text:p>18,2</text:p>
          </table:table-cell>
          <table:table-cell table:formula="of:=FIND(&quot;(&quot;;[.C73])+1" office:value-type="float" office:value="13" calcext:value-type="float">
            <text:p>13</text:p>
          </table:table-cell>
          <table:table-cell office:value-type="float" office:value="-23.4457317" calcext:value-type="float">
            <text:p>-23,4457317</text:p>
          </table:table-cell>
          <table:table-cell office:value-type="float" office:value="-46.7190538" calcext:value-type="float">
            <text:p>-46,7190538</text:p>
          </table:table-cell>
          <table:table-cell table:formula="of:=ABS(LEFT([.B73];3))" office:value-type="float" office:value="74" calcext:value-type="float">
            <text:p>74</text:p>
          </table:table-cell>
          <table:table-cell table:formula="of:=LOOKUP([.H73];[Regiões.$A$2:.$A$94];[Regiões.$B$2:.$B$94])" office:value-type="string" office:string-value="Zona Norte" calcext:value-type="string">
            <text:p>Zona Norte</text:p>
          </table:table-cell>
          <table:table-cell table:number-columns-repeated="2"/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string" calcext:value-type="string">
            <text:p>075 DP - Jardim Arpoador</text:p>
          </table:table-cell>
          <table:table-cell office:value-type="string" calcext:value-type="string">
            <text:p>4 h 33 min (20,9 km)</text:p>
          </table:table-cell>
          <table:table-cell table:formula="of:=MID([.C74];[.E74];4)" office:value-type="string" office:string-value="20,9" calcext:value-type="string">
            <text:p>20,9</text:p>
          </table:table-cell>
          <table:table-cell table:formula="of:=FIND(&quot;(&quot;;[.C74])+1" office:value-type="float" office:value="13" calcext:value-type="float">
            <text:p>13</text:p>
          </table:table-cell>
          <table:table-cell office:value-type="float" office:value="-23.5972932" calcext:value-type="float">
            <text:p>-23,5972932</text:p>
          </table:table-cell>
          <table:table-cell office:value-type="float" office:value="-46.7981779" calcext:value-type="float">
            <text:p>-46,7981779</text:p>
          </table:table-cell>
          <table:table-cell table:formula="of:=ABS(LEFT([.B74];3))" office:value-type="float" office:value="75" calcext:value-type="float">
            <text:p>75</text:p>
          </table:table-cell>
          <table:table-cell table:formula="of:=LOOKUP([.H74];[Regiões.$A$2:.$A$94];[Regiões.$B$2:.$B$94])" office:value-type="string" office:string-value="Zona Oeste" calcext:value-type="string">
            <text:p>Zona Oeste</text:p>
          </table:table-cell>
          <table:table-cell table:number-columns-repeated="2"/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string" calcext:value-type="string">
            <text:p>077 DP - Santa Cecília</text:p>
          </table:table-cell>
          <table:table-cell office:value-type="string" calcext:value-type="string">
            <text:p>39 min (3,0 km)</text:p>
          </table:table-cell>
          <table:table-cell table:formula="of:=MID([.C75];[.E75];4)" office:value-type="string" office:string-value="3,0 " calcext:value-type="string">
            <text:p>3,0 </text:p>
          </table:table-cell>
          <table:table-cell table:formula="of:=FIND(&quot;(&quot;;[.C75])+1" office:value-type="float" office:value="9" calcext:value-type="float">
            <text:p>9</text:p>
          </table:table-cell>
          <table:table-cell office:value-type="float" office:value="-23.5366481" calcext:value-type="float">
            <text:p>-23,5366481</text:p>
          </table:table-cell>
          <table:table-cell office:value-type="float" office:value="-46.6510254" calcext:value-type="float">
            <text:p>-46,6510254</text:p>
          </table:table-cell>
          <table:table-cell table:formula="of:=ABS(LEFT([.B75];3))" office:value-type="float" office:value="77" calcext:value-type="float">
            <text:p>77</text:p>
          </table:table-cell>
          <table:table-cell table:formula="of:=LOOKUP([.H75];[Regiões.$A$2:.$A$94];[Regiões.$B$2:.$B$94])" office:value-type="string" office:string-value="Centro " calcext:value-type="string">
            <text:p>Centro </text:p>
          </table:table-cell>
          <table:table-cell table:number-columns-repeated="2"/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string" calcext:value-type="string">
            <text:p>078 DP - Jardins</text:p>
          </table:table-cell>
          <table:table-cell office:value-type="string" calcext:value-type="string">
            <text:p>1 h 8 min (5,0 km)</text:p>
          </table:table-cell>
          <table:table-cell table:formula="of:=MID([.C76];[.E76];4)" office:value-type="string" office:string-value="5,0 " calcext:value-type="string">
            <text:p>5,0 </text:p>
          </table:table-cell>
          <table:table-cell table:formula="of:=FIND(&quot;(&quot;;[.C76])+1" office:value-type="float" office:value="12" calcext:value-type="float">
            <text:p>12</text:p>
          </table:table-cell>
          <table:table-cell office:value-type="float" office:value="-23.566118" calcext:value-type="float">
            <text:p>-23,566118</text:p>
          </table:table-cell>
          <table:table-cell office:value-type="float" office:value="-46.6715132" calcext:value-type="float">
            <text:p>-46,6715132</text:p>
          </table:table-cell>
          <table:table-cell table:formula="of:=ABS(LEFT([.B76];3))" office:value-type="float" office:value="78" calcext:value-type="float">
            <text:p>78</text:p>
          </table:table-cell>
          <table:table-cell table:formula="of:=LOOKUP([.H76];[Regiões.$A$2:.$A$94];[Regiões.$B$2:.$B$94])" office:value-type="string" office:string-value="Zona Oeste" calcext:value-type="string">
            <text:p>Zona Oeste</text:p>
          </table:table-cell>
          <table:table-cell table:number-columns-repeated="2"/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string" calcext:value-type="string">
            <text:p>080 DP - Vila Joaniza</text:p>
          </table:table-cell>
          <table:table-cell office:value-type="string" calcext:value-type="string">
            <text:p>3 h 24 min (15,7 km)</text:p>
          </table:table-cell>
          <table:table-cell table:formula="of:=MID([.C77];[.E77];4)" office:value-type="string" office:string-value="15,7" calcext:value-type="string">
            <text:p>15,7</text:p>
          </table:table-cell>
          <table:table-cell table:formula="of:=FIND(&quot;(&quot;;[.C77])+1" office:value-type="float" office:value="13" calcext:value-type="float">
            <text:p>13</text:p>
          </table:table-cell>
          <table:table-cell office:value-type="float" office:value="-23.6736977" calcext:value-type="float">
            <text:p>-23,6736977</text:p>
          </table:table-cell>
          <table:table-cell office:value-type="float" office:value="-46.6620069" calcext:value-type="float">
            <text:p>-46,6620069</text:p>
          </table:table-cell>
          <table:table-cell table:formula="of:=ABS(LEFT([.B77];3))" office:value-type="float" office:value="80" calcext:value-type="float">
            <text:p>80</text:p>
          </table:table-cell>
          <table:table-cell table:formula="of:=LOOKUP([.H77];[Regiões.$A$2:.$A$94];[Regiões.$B$2:.$B$94])" office:value-type="string" office:string-value="Zona Sul " calcext:value-type="string">
            <text:p>Zona Sul </text:p>
          </table:table-cell>
          <table:table-cell table:number-columns-repeated="2"/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string" calcext:value-type="string">
            <text:p>081 DP - Belém</text:p>
          </table:table-cell>
          <table:table-cell office:value-type="string" calcext:value-type="string">
            <text:p>1 h 15 min (6,0 km)</text:p>
          </table:table-cell>
          <table:table-cell table:formula="of:=MID([.C78];[.E78];4)" office:value-type="string" office:string-value="6,0 " calcext:value-type="string">
            <text:p>6,0 </text:p>
          </table:table-cell>
          <table:table-cell table:formula="of:=FIND(&quot;(&quot;;[.C78])+1" office:value-type="float" office:value="13" calcext:value-type="float">
            <text:p>13</text:p>
          </table:table-cell>
          <table:table-cell office:value-type="float" office:value="-23.535383" calcext:value-type="float">
            <text:p>-23,535383</text:p>
          </table:table-cell>
          <table:table-cell office:value-type="float" office:value="-46.5867314" calcext:value-type="float">
            <text:p>-46,5867314</text:p>
          </table:table-cell>
          <table:table-cell table:formula="of:=ABS(LEFT([.B78];3))" office:value-type="float" office:value="81" calcext:value-type="float">
            <text:p>81</text:p>
          </table:table-cell>
          <table:table-cell table:formula="of:=LOOKUP([.H78];[Regiões.$A$2:.$A$94];[Regiões.$B$2:.$B$94])" office:value-type="string" office:string-value="Zona Leste " calcext:value-type="string">
            <text:p>Zona Leste </text:p>
          </table:table-cell>
          <table:table-cell table:number-columns-repeated="2"/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string" calcext:value-type="string">
            <text:p>083 DP - Parque Bristol</text:p>
          </table:table-cell>
          <table:table-cell office:value-type="string" calcext:value-type="string">
            <text:p>2 h 57 min (13,9 km)</text:p>
          </table:table-cell>
          <table:table-cell table:formula="of:=MID([.C79];[.E79];4)" office:value-type="string" office:string-value="13,9" calcext:value-type="string">
            <text:p>13,9</text:p>
          </table:table-cell>
          <table:table-cell table:formula="of:=FIND(&quot;(&quot;;[.C79])+1" office:value-type="float" office:value="13" calcext:value-type="float">
            <text:p>13</text:p>
          </table:table-cell>
          <table:table-cell office:value-type="float" office:value="-23.6565484" calcext:value-type="float">
            <text:p>-23,6565484</text:p>
          </table:table-cell>
          <table:table-cell office:value-type="float" office:value="-46.6160051" calcext:value-type="float">
            <text:p>-46,6160051</text:p>
          </table:table-cell>
          <table:table-cell table:formula="of:=ABS(LEFT([.B79];3))" office:value-type="float" office:value="83" calcext:value-type="float">
            <text:p>83</text:p>
          </table:table-cell>
          <table:table-cell table:formula="of:=LOOKUP([.H79];[Regiões.$A$2:.$A$94];[Regiões.$B$2:.$B$94])" office:value-type="string" office:string-value="Zona Sul " calcext:value-type="string">
            <text:p>Zona Sul </text:p>
          </table:table-cell>
          <table:table-cell table:number-columns-repeated="2"/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string" calcext:value-type="string">
            <text:p>085 DP - Jardim Mirna</text:p>
          </table:table-cell>
          <table:table-cell office:value-type="string" calcext:value-type="string">
            <text:p>6 h 8 min (28,7 km)</text:p>
          </table:table-cell>
          <table:table-cell table:formula="of:=MID([.C80];[.E80];4)" office:value-type="string" office:string-value="28,7" calcext:value-type="string">
            <text:p>28,7</text:p>
          </table:table-cell>
          <table:table-cell table:formula="of:=FIND(&quot;(&quot;;[.C80])+1" office:value-type="float" office:value="12" calcext:value-type="float">
            <text:p>12</text:p>
          </table:table-cell>
          <table:table-cell office:value-type="float" office:value="-23.7706305" calcext:value-type="float">
            <text:p>-23,7706305</text:p>
          </table:table-cell>
          <table:table-cell office:value-type="float" office:value="-46.6993203" calcext:value-type="float">
            <text:p>-46,6993203</text:p>
          </table:table-cell>
          <table:table-cell table:formula="of:=ABS(LEFT([.B80];3))" office:value-type="float" office:value="85" calcext:value-type="float">
            <text:p>85</text:p>
          </table:table-cell>
          <table:table-cell table:formula="of:=LOOKUP([.H80];[Regiões.$A$2:.$A$94];[Regiões.$B$2:.$B$94])" office:value-type="string" office:string-value="Zona Sul " calcext:value-type="string">
            <text:p>Zona Sul </text:p>
          </table:table-cell>
          <table:table-cell table:number-columns-repeated="2"/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string" calcext:value-type="string">
            <text:p>087 DP - Vila Pereira Barreto</text:p>
          </table:table-cell>
          <table:table-cell office:value-type="string" calcext:value-type="string">
            <text:p>2 h 56 min (13,8 km)</text:p>
          </table:table-cell>
          <table:table-cell table:formula="of:=MID([.C81];[.E81];4)" office:value-type="string" office:string-value="13,8" calcext:value-type="string">
            <text:p>13,8</text:p>
          </table:table-cell>
          <table:table-cell table:formula="of:=FIND(&quot;(&quot;;[.C81])+1" office:value-type="float" office:value="13" calcext:value-type="float">
            <text:p>13</text:p>
          </table:table-cell>
          <table:table-cell office:value-type="float" office:value="-23.4819879" calcext:value-type="float">
            <text:p>-23,4819879</text:p>
          </table:table-cell>
          <table:table-cell office:value-type="float" office:value="-46.7274173" calcext:value-type="float">
            <text:p>-46,7274173</text:p>
          </table:table-cell>
          <table:table-cell table:formula="of:=ABS(LEFT([.B81];3))" office:value-type="float" office:value="87" calcext:value-type="float">
            <text:p>87</text:p>
          </table:table-cell>
          <table:table-cell table:formula="of:=LOOKUP([.H81];[Regiões.$A$2:.$A$94];[Regiões.$B$2:.$B$94])" office:value-type="string" office:string-value="Zona Norte" calcext:value-type="string">
            <text:p>Zona Norte</text:p>
          </table:table-cell>
          <table:table-cell table:number-columns-repeated="2"/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string" calcext:value-type="string">
            <text:p>089 DP - Portal do Morumbi</text:p>
          </table:table-cell>
          <table:table-cell office:value-type="string" calcext:value-type="string">
            <text:p>3 h 15 min (14,8 km)</text:p>
          </table:table-cell>
          <table:table-cell table:formula="of:=MID([.C82];[.E82];4)" office:value-type="string" office:string-value="14,8" calcext:value-type="string">
            <text:p>14,8</text:p>
          </table:table-cell>
          <table:table-cell table:formula="of:=FIND(&quot;(&quot;;[.C82])+1" office:value-type="float" office:value="13" calcext:value-type="float">
            <text:p>13</text:p>
          </table:table-cell>
          <table:table-cell office:value-type="float" office:value="-23.6084035" calcext:value-type="float">
            <text:p>-23,6084035</text:p>
          </table:table-cell>
          <table:table-cell office:value-type="float" office:value="-46.7382333" calcext:value-type="float">
            <text:p>-46,7382333</text:p>
          </table:table-cell>
          <table:table-cell table:formula="of:=ABS(LEFT([.B82];3))" office:value-type="float" office:value="89" calcext:value-type="float">
            <text:p>89</text:p>
          </table:table-cell>
          <table:table-cell table:formula="of:=LOOKUP([.H82];[Regiões.$A$2:.$A$94];[Regiões.$B$2:.$B$94])" office:value-type="string" office:string-value="Zona Sul " calcext:value-type="string">
            <text:p>Zona Sul </text:p>
          </table:table-cell>
          <table:table-cell table:number-columns-repeated="2"/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string" calcext:value-type="string">
            <text:p>090 DP - Parque Novo Mundo</text:p>
          </table:table-cell>
          <table:table-cell office:value-type="string" calcext:value-type="string">
            <text:p>2 h 8 min (10,1 km)</text:p>
          </table:table-cell>
          <table:table-cell table:formula="of:=MID([.C83];[.E83];4)" office:value-type="string" office:string-value="10,1" calcext:value-type="string">
            <text:p>10,1</text:p>
          </table:table-cell>
          <table:table-cell table:formula="of:=FIND(&quot;(&quot;;[.C83])+1" office:value-type="float" office:value="12" calcext:value-type="float">
            <text:p>12</text:p>
          </table:table-cell>
          <table:table-cell office:value-type="float" office:value="-23.5012364" calcext:value-type="float">
            <text:p>-23,5012364</text:p>
          </table:table-cell>
          <table:table-cell office:value-type="string" calcext:value-type="string">
            <text:p>-46,572146,</text:p>
          </table:table-cell>
          <table:table-cell table:formula="of:=ABS(LEFT([.B83];3))" office:value-type="float" office:value="90" calcext:value-type="float">
            <text:p>90</text:p>
          </table:table-cell>
          <table:table-cell table:formula="of:=LOOKUP([.H83];[Regiões.$A$2:.$A$94];[Regiões.$B$2:.$B$94])" office:value-type="string" office:string-value="Zona Norte" calcext:value-type="string">
            <text:p>Zona Norte</text:p>
          </table:table-cell>
          <table:table-cell table:number-columns-repeated="2"/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string" calcext:value-type="string">
            <text:p>091 DP - Ceagesp</text:p>
          </table:table-cell>
          <table:table-cell office:value-type="string" calcext:value-type="string">
            <text:p>2 h 32 min (11,7 km)</text:p>
          </table:table-cell>
          <table:table-cell table:formula="of:=MID([.C84];[.E84];4)" office:value-type="string" office:string-value="11,7" calcext:value-type="string">
            <text:p>11,7</text:p>
          </table:table-cell>
          <table:table-cell table:formula="of:=FIND(&quot;(&quot;;[.C84])+1" office:value-type="float" office:value="13" calcext:value-type="float">
            <text:p>13</text:p>
          </table:table-cell>
          <table:table-cell office:value-type="float" office:value="-23.5369039" calcext:value-type="float">
            <text:p>-23,5369039</text:p>
          </table:table-cell>
          <table:table-cell office:value-type="float" office:value="-46.7355872" calcext:value-type="float">
            <text:p>-46,7355872</text:p>
          </table:table-cell>
          <table:table-cell table:formula="of:=ABS(LEFT([.B84];3))" office:value-type="float" office:value="91" calcext:value-type="float">
            <text:p>91</text:p>
          </table:table-cell>
          <table:table-cell table:formula="of:=LOOKUP([.H84];[Regiões.$A$2:.$A$94];[Regiões.$B$2:.$B$94])" office:value-type="string" office:string-value="Zona Oeste" calcext:value-type="string">
            <text:p>Zona Oeste</text:p>
          </table:table-cell>
          <table:table-cell table:number-columns-repeated="2"/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string" calcext:value-type="string">
            <text:p>092 DP - Parque Santo Antônio</text:p>
          </table:table-cell>
          <table:table-cell office:value-type="string" calcext:value-type="string">
            <text:p>4 h 26 min (20,4 km)</text:p>
          </table:table-cell>
          <table:table-cell table:formula="of:=MID([.C85];[.E85];4)" office:value-type="string" office:string-value="20,4" calcext:value-type="string">
            <text:p>20,4</text:p>
          </table:table-cell>
          <table:table-cell table:formula="of:=FIND(&quot;(&quot;;[.C85])+1" office:value-type="float" office:value="13" calcext:value-type="float">
            <text:p>13</text:p>
          </table:table-cell>
          <table:table-cell office:value-type="float" office:value="-23.6628954" calcext:value-type="float">
            <text:p>-23,6628954</text:p>
          </table:table-cell>
          <table:table-cell office:value-type="float" office:value="-46.7583935" calcext:value-type="float">
            <text:p>-46,7583935</text:p>
          </table:table-cell>
          <table:table-cell table:formula="of:=ABS(LEFT([.B85];3))" office:value-type="float" office:value="92" calcext:value-type="float">
            <text:p>92</text:p>
          </table:table-cell>
          <table:table-cell table:formula="of:=LOOKUP([.H85];[Regiões.$A$2:.$A$94];[Regiões.$B$2:.$B$94])" office:value-type="string" office:string-value="Zona Sul " calcext:value-type="string">
            <text:p>Zona Sul </text:p>
          </table:table-cell>
          <table:table-cell table:number-columns-repeated="2"/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string" calcext:value-type="string">
            <text:p>093 DP - Jaguaré</text:p>
          </table:table-cell>
          <table:table-cell office:value-type="string" calcext:value-type="string">
            <text:p>2 h 53 min (13,7 km)</text:p>
          </table:table-cell>
          <table:table-cell table:formula="of:=MID([.C86];[.E86];4)" office:value-type="string" office:string-value="13,7" calcext:value-type="string">
            <text:p>13,7</text:p>
          </table:table-cell>
          <table:table-cell table:formula="of:=FIND(&quot;(&quot;;[.C86])+1" office:value-type="float" office:value="13" calcext:value-type="float">
            <text:p>13</text:p>
          </table:table-cell>
          <table:table-cell office:value-type="float" office:value="-23.5406606" calcext:value-type="float">
            <text:p>-23,5406606</text:p>
          </table:table-cell>
          <table:table-cell office:value-type="float" office:value="-46.7639342" calcext:value-type="float">
            <text:p>-46,7639342</text:p>
          </table:table-cell>
          <table:table-cell table:formula="of:=ABS(LEFT([.B86];3))" office:value-type="float" office:value="93" calcext:value-type="float">
            <text:p>93</text:p>
          </table:table-cell>
          <table:table-cell table:formula="of:=LOOKUP([.H86];[Regiões.$A$2:.$A$94];[Regiões.$B$2:.$B$94])" office:value-type="string" office:string-value="Zona Oeste" calcext:value-type="string">
            <text:p>Zona Oeste</text:p>
          </table:table-cell>
          <table:table-cell table:number-columns-repeated="2"/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string" calcext:value-type="string">
            <text:p>095 DP - Heliópolis</text:p>
          </table:table-cell>
          <table:table-cell office:value-type="string" calcext:value-type="string">
            <text:p>1 h 47 min (8,6 km)</text:p>
          </table:table-cell>
          <table:table-cell table:formula="of:=MID([.C87];[.E87];4)" office:value-type="string" office:string-value="8,6 " calcext:value-type="string">
            <text:p>8,6 </text:p>
          </table:table-cell>
          <table:table-cell table:formula="of:=FIND(&quot;(&quot;;[.C87])+1" office:value-type="float" office:value="13" calcext:value-type="float">
            <text:p>13</text:p>
          </table:table-cell>
          <table:table-cell office:value-type="float" office:value="-23.6038034" calcext:value-type="float">
            <text:p>-23,6038034</text:p>
          </table:table-cell>
          <table:table-cell office:value-type="float" office:value="-46.5971843" calcext:value-type="float">
            <text:p>-46,5971843</text:p>
          </table:table-cell>
          <table:table-cell table:formula="of:=ABS(LEFT([.B87];3))" office:value-type="float" office:value="95" calcext:value-type="float">
            <text:p>95</text:p>
          </table:table-cell>
          <table:table-cell table:formula="of:=LOOKUP([.H87];[Regiões.$A$2:.$A$94];[Regiões.$B$2:.$B$94])" office:value-type="string" office:string-value="Zona Sul " calcext:value-type="string">
            <text:p>Zona Sul </text:p>
          </table:table-cell>
          <table:table-cell table:number-columns-repeated="2"/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string" calcext:value-type="string">
            <text:p>096 DP - Monções</text:p>
          </table:table-cell>
          <table:table-cell office:value-type="string" calcext:value-type="string">
            <text:p>1 h 58 min (9,0 km)</text:p>
          </table:table-cell>
          <table:table-cell table:formula="of:=MID([.C88];[.E88];4)" office:value-type="string" office:string-value="9,0 " calcext:value-type="string">
            <text:p>9,0 </text:p>
          </table:table-cell>
          <table:table-cell table:formula="of:=FIND(&quot;(&quot;;[.C88])+1" office:value-type="float" office:value="13" calcext:value-type="float">
            <text:p>13</text:p>
          </table:table-cell>
          <table:table-cell office:value-type="float" office:value="-23.6044009" calcext:value-type="float">
            <text:p>-23,6044009</text:p>
          </table:table-cell>
          <table:table-cell office:value-type="float" office:value="-46.6951286" calcext:value-type="float">
            <text:p>-46,6951286</text:p>
          </table:table-cell>
          <table:table-cell table:formula="of:=ABS(LEFT([.B88];3))" office:value-type="float" office:value="96" calcext:value-type="float">
            <text:p>96</text:p>
          </table:table-cell>
          <table:table-cell table:formula="of:=LOOKUP([.H88];[Regiões.$A$2:.$A$94];[Regiões.$B$2:.$B$94])" office:value-type="string" office:string-value="Zona Sul " calcext:value-type="string">
            <text:p>Zona Sul </text:p>
          </table:table-cell>
          <table:table-cell table:number-columns-repeated="2"/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string" calcext:value-type="string">
            <text:p>097 DP - Americanópolis</text:p>
          </table:table-cell>
          <table:table-cell office:value-type="string" calcext:value-type="string">
            <text:p>2 h 49 min (13,3 km)</text:p>
          </table:table-cell>
          <table:table-cell table:formula="of:=MID([.C89];[.E89];4)" office:value-type="string" office:string-value="13,3" calcext:value-type="string">
            <text:p>13,3</text:p>
          </table:table-cell>
          <table:table-cell table:formula="of:=FIND(&quot;(&quot;;[.C89])+1" office:value-type="float" office:value="13" calcext:value-type="float">
            <text:p>13</text:p>
          </table:table-cell>
          <table:table-cell office:value-type="float" office:value="-23.653617" calcext:value-type="float">
            <text:p>-23,653617</text:p>
          </table:table-cell>
          <table:table-cell office:value-type="float" office:value="-46.6354413" calcext:value-type="float">
            <text:p>-46,6354413</text:p>
          </table:table-cell>
          <table:table-cell table:formula="of:=ABS(LEFT([.B89];3))" office:value-type="float" office:value="97" calcext:value-type="float">
            <text:p>97</text:p>
          </table:table-cell>
          <table:table-cell table:formula="of:=LOOKUP([.H89];[Regiões.$A$2:.$A$94];[Regiões.$B$2:.$B$94])" office:value-type="string" office:string-value="Zona Sul " calcext:value-type="string">
            <text:p>Zona Sul </text:p>
          </table:table-cell>
          <table:table-cell table:number-columns-repeated="2"/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string" calcext:value-type="string">
            <text:p>098 DP - Jardim Míriam</text:p>
          </table:table-cell>
          <table:table-cell office:value-type="string" calcext:value-type="string">
            <text:p>3 h 33 min (16,7 km)</text:p>
          </table:table-cell>
          <table:table-cell table:formula="of:=MID([.C90];[.E90];4)" office:value-type="string" office:string-value="16,7" calcext:value-type="string">
            <text:p>16,7</text:p>
          </table:table-cell>
          <table:table-cell table:formula="of:=FIND(&quot;(&quot;;[.C90])+1" office:value-type="float" office:value="13" calcext:value-type="float">
            <text:p>13</text:p>
          </table:table-cell>
          <table:table-cell office:value-type="float" office:value="-23.6851677" calcext:value-type="float">
            <text:p>-23,6851677</text:p>
          </table:table-cell>
          <table:table-cell office:value-type="float" office:value="-46.6394415" calcext:value-type="float">
            <text:p>-46,6394415</text:p>
          </table:table-cell>
          <table:table-cell table:formula="of:=ABS(LEFT([.B90];3))" office:value-type="float" office:value="98" calcext:value-type="float">
            <text:p>98</text:p>
          </table:table-cell>
          <table:table-cell table:formula="of:=LOOKUP([.H90];[Regiões.$A$2:.$A$94];[Regiões.$B$2:.$B$94])" office:value-type="string" office:string-value="Zona Sul " calcext:value-type="string">
            <text:p>Zona Sul </text:p>
          </table:table-cell>
          <table:table-cell table:number-columns-repeated="2"/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string" calcext:value-type="string">
            <text:p>099 DP - Campo Grande</text:p>
          </table:table-cell>
          <table:table-cell office:value-type="string" calcext:value-type="string">
            <text:p>3 h 21 min (15,8 km)</text:p>
          </table:table-cell>
          <table:table-cell table:formula="of:=MID([.C91];[.E91];4)" office:value-type="string" office:string-value="15,8" calcext:value-type="string">
            <text:p>15,8</text:p>
          </table:table-cell>
          <table:table-cell table:formula="of:=FIND(&quot;(&quot;;[.C91])+1" office:value-type="float" office:value="13" calcext:value-type="float">
            <text:p>13</text:p>
          </table:table-cell>
          <table:table-cell office:value-type="float" office:value="-23.6619815" calcext:value-type="float">
            <text:p>-23,6619815</text:p>
          </table:table-cell>
          <table:table-cell office:value-type="float" office:value="-46.6892444" calcext:value-type="float">
            <text:p>-46,6892444</text:p>
          </table:table-cell>
          <table:table-cell table:formula="of:=ABS(LEFT([.B91];3))" office:value-type="float" office:value="99" calcext:value-type="float">
            <text:p>99</text:p>
          </table:table-cell>
          <table:table-cell table:formula="of:=LOOKUP([.H91];[Regiões.$A$2:.$A$94];[Regiões.$B$2:.$B$94])" office:value-type="string" office:string-value="Zona Sul " calcext:value-type="string">
            <text:p>Zona Sul </text:p>
          </table:table-cell>
          <table:table-cell table:number-columns-repeated="2"/>
        </table:table-row>
        <table:table-row table:style-name="ro1">
          <table:table-cell office:value-type="float" office:value="1270" calcext:value-type="float">
            <text:p>1270</text:p>
          </table:table-cell>
          <table:table-cell office:value-type="string" calcext:value-type="string">
            <text:p>100 DP - Jardim Herculano</text:p>
          </table:table-cell>
          <table:table-cell office:value-type="string" calcext:value-type="string">
            <text:p>5 h 2 min (23,3 km)</text:p>
          </table:table-cell>
          <table:table-cell table:formula="of:=MID([.C92];[.E92];4)" office:value-type="string" office:string-value="23,3" calcext:value-type="string">
            <text:p>23,3</text:p>
          </table:table-cell>
          <table:table-cell table:formula="of:=FIND(&quot;(&quot;;[.C92])+1" office:value-type="float" office:value="12" calcext:value-type="float">
            <text:p>12</text:p>
          </table:table-cell>
          <table:table-cell office:value-type="float" office:value="-23.6929839" calcext:value-type="float">
            <text:p>-23,6929839</text:p>
          </table:table-cell>
          <table:table-cell office:value-type="float" office:value="-46.7621557" calcext:value-type="float">
            <text:p>-46,7621557</text:p>
          </table:table-cell>
          <table:table-cell table:formula="of:=ABS(LEFT([.B92];3))" office:value-type="float" office:value="100" calcext:value-type="float">
            <text:p>100</text:p>
          </table:table-cell>
          <table:table-cell table:formula="of:=LOOKUP([.H92];[Regiões.$A$2:.$A$94];[Regiões.$B$2:.$B$94])" office:value-type="string" office:string-value="Zona Sul " calcext:value-type="string">
            <text:p>Zona Sul </text:p>
          </table:table-cell>
          <table:table-cell table:number-columns-repeated="2"/>
        </table:table-row>
        <table:table-row table:style-name="ro1">
          <table:table-cell office:value-type="float" office:value="1269" calcext:value-type="float">
            <text:p>1269</text:p>
          </table:table-cell>
          <table:table-cell office:value-type="string" calcext:value-type="string">
            <text:p>101 DP - Jardim das Imbuias</text:p>
          </table:table-cell>
          <table:table-cell office:value-type="string" calcext:value-type="string">
            <text:p>5 h 11 min (24,2 km)</text:p>
          </table:table-cell>
          <table:table-cell table:formula="of:=MID([.C93];[.E93];4)" office:value-type="string" office:string-value="24,2" calcext:value-type="string">
            <text:p>24,2</text:p>
          </table:table-cell>
          <table:table-cell table:formula="of:=FIND(&quot;(&quot;;[.C93])+1" office:value-type="float" office:value="13" calcext:value-type="float">
            <text:p>13</text:p>
          </table:table-cell>
          <table:table-cell office:value-type="float" office:value="-23.7297932" calcext:value-type="float">
            <text:p>-23,7297932</text:p>
          </table:table-cell>
          <table:table-cell office:value-type="float" office:value="-46.7116229" calcext:value-type="float">
            <text:p>-46,7116229</text:p>
          </table:table-cell>
          <table:table-cell table:formula="of:=ABS(LEFT([.B93];3))" office:value-type="float" office:value="101" calcext:value-type="float">
            <text:p>101</text:p>
          </table:table-cell>
          <table:table-cell table:formula="of:=LOOKUP([.H93];[Regiões.$A$2:.$A$94];[Regiões.$B$2:.$B$94])" office:value-type="string" office:string-value="Zona Sul " calcext:value-type="string">
            <text:p>Zona Sul </text:p>
          </table:table-cell>
          <table:table-cell table:number-columns-repeated="2"/>
        </table:table-row>
        <table:table-row table:style-name="ro1">
          <table:table-cell office:value-type="float" office:value="1268" calcext:value-type="float">
            <text:p>1268</text:p>
          </table:table-cell>
          <table:table-cell office:value-type="string" calcext:value-type="string">
            <text:p>102 DP - Socorro</text:p>
          </table:table-cell>
          <table:table-cell office:value-type="string" calcext:value-type="string">
            <text:p>3 h 49 min (17,9 km)</text:p>
          </table:table-cell>
          <table:table-cell table:formula="of:=MID([.C94];[.E94];4)" office:value-type="string" office:string-value="17,9" calcext:value-type="string">
            <text:p>17,9</text:p>
          </table:table-cell>
          <table:table-cell table:formula="of:=FIND(&quot;(&quot;;[.C94])+1" office:value-type="float" office:value="13" calcext:value-type="float">
            <text:p>13</text:p>
          </table:table-cell>
          <table:table-cell office:value-type="float" office:value="-23.6763238" calcext:value-type="float">
            <text:p>-23,6763238</text:p>
          </table:table-cell>
          <table:table-cell office:value-type="float" office:value="-46.7142509" calcext:value-type="float">
            <text:p>-46,7142509</text:p>
          </table:table-cell>
          <table:table-cell table:formula="of:=ABS(LEFT([.B94];3))" office:value-type="float" office:value="102" calcext:value-type="float">
            <text:p>102</text:p>
          </table:table-cell>
          <table:table-cell table:formula="of:=LOOKUP([.H94];[Regiões.$A$2:.$A$94];[Regiões.$B$2:.$B$94])" office:value-type="string" office:string-value="Zona Sul " calcext:value-type="string">
            <text:p>Zona Sul </text:p>
          </table:table-cell>
          <table:table-cell table:number-columns-repeated="2"/>
        </table:table-row>
        <table:table-row table:style-name="ro1">
          <table:table-cell office:value-type="float" office:value="1267" calcext:value-type="float">
            <text:p>1267</text:p>
          </table:table-cell>
          <table:table-cell office:value-type="string" calcext:value-type="string">
            <text:p>103 DP - Cohab Itaquera</text:p>
          </table:table-cell>
          <table:table-cell office:value-type="string" calcext:value-type="string">
            <text:p>4 h 51 min (22,8 km)</text:p>
          </table:table-cell>
          <table:table-cell table:formula="of:=MID([.C95];[.E95];4)" office:value-type="string" office:string-value="22,8" calcext:value-type="string">
            <text:p>22,8</text:p>
          </table:table-cell>
          <table:table-cell table:formula="of:=FIND(&quot;(&quot;;[.C95])+1" office:value-type="float" office:value="13" calcext:value-type="float">
            <text:p>13</text:p>
          </table:table-cell>
          <table:table-cell office:value-type="float" office:value="-23.5519727" calcext:value-type="float">
            <text:p>-23,5519727</text:p>
          </table:table-cell>
          <table:table-cell office:value-type="float" office:value="-46.4392091" calcext:value-type="float">
            <text:p>-46,4392091</text:p>
          </table:table-cell>
          <table:table-cell table:formula="of:=ABS(LEFT([.B95];3))" office:value-type="float" office:value="103" calcext:value-type="float">
            <text:p>103</text:p>
          </table:table-cell>
          <table:table-cell table:formula="of:=LOOKUP([.H95];[Regiões.$A$2:.$A$94];[Regiões.$B$2:.$B$94])" office:value-type="string" office:string-value="Zona Leste " calcext:value-type="string">
            <text:p>Zona Leste </text:p>
          </table:table-cell>
          <table:table-cell table:number-columns-repeated="2"/>
        </table:table-row>
        <table:table-row table:style-name="ro1">
          <table:table-cell office:value-type="float" office:value="1251" calcext:value-type="float">
            <text:p>1251</text:p>
          </table:table-cell>
          <table:table-cell office:value-type="string" calcext:value-type="string">
            <text:p>1ª DDM - 1ª Seccional - Centro</text:p>
          </table:table-cell>
          <table:table-cell table:number-columns-repeated="3"/>
          <table:table-cell office:value-type="float" office:value="-23.5660676" calcext:value-type="float">
            <text:p>-23,5660676</text:p>
          </table:table-cell>
          <table:table-cell office:value-type="float" office:value="-46.6714825" calcext:value-type="float">
            <text:p>-46,6714825</text:p>
          </table:table-cell>
          <table:table-cell table:number-columns-repeated="4"/>
        </table:table-row>
        <table:table-row table:style-name="ro1">
          <table:table-cell office:value-type="float" office:value="1144" calcext:value-type="float">
            <text:p>1144</text:p>
          </table:table-cell>
          <table:table-cell office:value-type="string" calcext:value-type="string">
            <text:p>2ª DDM - 2ª Seccional - Sul</text:p>
          </table:table-cell>
          <table:table-cell table:number-columns-repeated="3"/>
          <table:table-cell office:value-type="float" office:value="-23.6043332" calcext:value-type="float">
            <text:p>-23,6043332</text:p>
          </table:table-cell>
          <table:table-cell office:value-type="float" office:value="-46.6951145" calcext:value-type="float">
            <text:p>-46,6951145</text:p>
          </table:table-cell>
          <table:table-cell table:number-columns-repeated="4"/>
        </table:table-row>
        <table:table-row table:style-name="ro1">
          <table:table-cell office:value-type="float" office:value="1068" calcext:value-type="float">
            <text:p>1068</text:p>
          </table:table-cell>
          <table:table-cell office:value-type="string" calcext:value-type="string">
            <text:p>3ª DDM - 3ª Seccional - Oeste</text:p>
          </table:table-cell>
          <table:table-cell table:number-columns-repeated="3"/>
          <table:table-cell office:value-type="float" office:value="-23.5602416" calcext:value-type="float">
            <text:p>-23,5602416</text:p>
          </table:table-cell>
          <table:table-cell office:value-type="float" office:value="-46.7493921" calcext:value-type="float">
            <text:p>-46,7493921</text:p>
          </table:table-cell>
          <table:table-cell table:number-columns-repeated="4"/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string" calcext:value-type="string">
            <text:p>4ª DDM - 4ª Seccional - Norte</text:p>
          </table:table-cell>
          <table:table-cell table:number-columns-repeated="3"/>
          <table:table-cell office:value-type="float" office:value="-23.6097535" calcext:value-type="float">
            <text:p>-23,6097535</text:p>
          </table:table-cell>
          <table:table-cell office:value-type="float" office:value="-46.7579841" calcext:value-type="float">
            <text:p>-46,7579841</text:p>
          </table:table-cell>
          <table:table-cell table:number-columns-repeated="4"/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string" calcext:value-type="string">
            <text:p>5ª DDM - 5ª Seccional - Leste</text:p>
          </table:table-cell>
          <table:table-cell table:number-columns-repeated="3"/>
          <table:table-cell office:value-type="float" office:value="-23.5361515" calcext:value-type="float">
            <text:p>-23,5361515</text:p>
          </table:table-cell>
          <table:table-cell office:value-type="float" office:value="-46.5655356" calcext:value-type="float">
            <text:p>-46,5655356</text:p>
          </table:table-cell>
          <table:table-cell table:number-columns-repeated="4"/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string" calcext:value-type="string">
            <text:p>6ª DDM - 6ª Seccional - Santo Amaro</text:p>
          </table:table-cell>
          <table:table-cell table:number-columns-repeated="3"/>
          <table:table-cell office:value-type="float" office:value="-23.6468819" calcext:value-type="float">
            <text:p>-23,6468819</text:p>
          </table:table-cell>
          <table:table-cell office:value-type="float" office:value="-46.7096476" calcext:value-type="float">
            <text:p>-46,7096476</text:p>
          </table:table-cell>
          <table:table-cell table:number-columns-repeated="4"/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string" calcext:value-type="string">
            <text:p>7ª DDM - 7ª Seccional - Itaquera</text:p>
          </table:table-cell>
          <table:table-cell table:number-columns-repeated="3"/>
          <table:table-cell office:value-type="float" office:value="-23.5519606" calcext:value-type="float">
            <text:p>-23,5519606</text:p>
          </table:table-cell>
          <table:table-cell office:value-type="float" office:value="-46.4390604" calcext:value-type="float">
            <text:p>-46,4390604</text:p>
          </table:table-cell>
          <table:table-cell table:number-columns-repeated="4"/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string" calcext:value-type="string">
            <text:p>8ª DDM - 8ª Seccional São Mateus</text:p>
          </table:table-cell>
          <table:table-cell table:number-columns-repeated="3"/>
          <table:table-cell office:value-type="float" office:value="-23.5539437" calcext:value-type="float">
            <text:p>-23,5539437</text:p>
          </table:table-cell>
          <table:table-cell office:value-type="float" office:value="-46.4944409" calcext:value-type="float">
            <text:p>-46,4944409</text:p>
          </table:table-cell>
          <table:table-cell table:number-columns-repeated="4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string" calcext:value-type="string">
            <text:p>9ª DDM - 3ª Seccional - Oeste</text:p>
          </table:table-cell>
          <table:table-cell table:number-columns-repeated="3"/>
          <table:table-cell office:value-type="float" office:value="-23.5539437" calcext:value-type="float">
            <text:p>-23,5539437</text:p>
          </table:table-cell>
          <table:table-cell office:value-type="float" office:value="-46.4944409" calcext:value-type="float">
            <text:p>-46,4944409</text:p>
          </table:table-cell>
          <table:table-cell table:number-columns-repeated="4"/>
        </table:table-row>
        <table:table-row table:style-name="ro1">
          <table:table-cell office:value-type="float" office:value="1476" calcext:value-type="float">
            <text:p>1476</text:p>
          </table:table-cell>
          <table:table-cell office:value-type="string" calcext:value-type="string">
            <text:p>Central de Flagrantes II - 91 DP</text:p>
          </table:table-cell>
          <table:table-cell table:number-columns-repeated="3"/>
          <table:table-cell table:number-columns-repeated="2" office:value-type="string" calcext:value-type="string">
            <text:p>#VALOR!</text:p>
          </table:table-cell>
          <table:table-cell table:number-columns-repeated="4"/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string" calcext:value-type="string">
            <text:p>Del, Aeroporto Int, SP - Guarulhos (SP)</text:p>
          </table:table-cell>
          <table:table-cell table:number-columns-repeated="3"/>
          <table:table-cell table:number-columns-repeated="2" office:value-type="string" calcext:value-type="string">
            <text:p>#VALOR!</text:p>
          </table:table-cell>
          <table:table-cell table:number-columns-repeated="4"/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string" calcext:value-type="string">
            <text:p>Del, Aeroporto Int, Viracopos - CPS (SP)</text:p>
          </table:table-cell>
          <table:table-cell table:number-columns-repeated="3"/>
          <table:table-cell office:value-type="float" office:value="-23.4305682" calcext:value-type="float">
            <text:p>-23,4305682</text:p>
          </table:table-cell>
          <table:table-cell office:value-type="string" calcext:value-type="string">
            <text:p>-46,475237,</text:p>
          </table:table-cell>
          <table:table-cell table:number-columns-repeated="4"/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string" calcext:value-type="string">
            <text:p>Del, Aeroporto SP - Congonhas</text:p>
          </table:table-cell>
          <table:table-cell table:number-columns-repeated="3"/>
          <table:table-cell office:value-type="float" office:value="-23.5196599" calcext:value-type="float">
            <text:p>-23,5196599</text:p>
          </table:table-cell>
          <table:table-cell office:value-type="float" office:value="-46.5984324" calcext:value-type="float">
            <text:p>-46,5984324</text:p>
          </table:table-cell>
          <table:table-cell table:number-columns-repeated="4"/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string" calcext:value-type="string">
            <text:p>Del, Pol, Atendimento ao Turista</text:p>
          </table:table-cell>
          <table:table-cell table:number-columns-repeated="3"/>
          <table:table-cell office:value-type="float" office:value="-23.6109672" calcext:value-type="float">
            <text:p>-23,6109672</text:p>
          </table:table-cell>
          <table:table-cell office:value-type="string" calcext:value-type="string">
            <text:p>-46,603576,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elegacia de Proteção ao Idoso - 1ª Seccional - Centro</text:p>
          </table:table-cell>
          <table:table-cell table:number-columns-repeated="3"/>
          <table:table-cell office:value-type="float" office:value="-23.5196599" calcext:value-type="float">
            <text:p>-23,5196599</text:p>
          </table:table-cell>
          <table:table-cell office:value-type="float" office:value="-46.5984324" calcext:value-type="float">
            <text:p>-46,5984324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elegacia do Idoso - 2ª Seccional - Sul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elegacia do Idoso - 3ª Seccional - Oeste</text:p>
          </table:table-cell>
          <table:table-cell table:number-columns-repeated="3"/>
          <table:table-cell office:value-type="float" office:value="-23.5196599" calcext:value-type="float">
            <text:p>-23,5196599</text:p>
          </table:table-cell>
          <table:table-cell office:value-type="float" office:value="-46.5984324" calcext:value-type="float">
            <text:p>-46,5984324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elegacia do Idoso - 4ª Seccional - Norte</text:p>
          </table:table-cell>
          <table:table-cell table:number-columns-repeated="3"/>
          <table:table-cell office:value-type="float" office:value="-23.5196599" calcext:value-type="float">
            <text:p>-23,5196599</text:p>
          </table:table-cell>
          <table:table-cell office:value-type="float" office:value="-46.5984324" calcext:value-type="float">
            <text:p>-46,5984324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elegacia do Idoso - 5ª Seccional - Leste</text:p>
          </table:table-cell>
          <table:table-cell table:number-columns-repeated="3"/>
          <table:table-cell office:value-type="float" office:value="-23.5356629" calcext:value-type="float">
            <text:p>-23,5356629</text:p>
          </table:table-cell>
          <table:table-cell office:value-type="float" office:value="-46.5870306" calcext:value-type="float">
            <text:p>-46,5870306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elegacia do Idoso - 6ª Secional - Santo Amaro</text:p>
          </table:table-cell>
          <table:table-cell table:number-columns-repeated="3"/>
          <table:table-cell office:value-type="float" office:value="-23.5196599" calcext:value-type="float">
            <text:p>-23,5196599</text:p>
          </table:table-cell>
          <table:table-cell office:value-type="float" office:value="-46.5984324" calcext:value-type="float">
            <text:p>-46,5984324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elegacia do Idoso - 7ª Seccional - Itaquera</text:p>
          </table:table-cell>
          <table:table-cell table:number-columns-repeated="3"/>
          <table:table-cell office:value-type="float" office:value="-23.5356629" calcext:value-type="float">
            <text:p>-23,5356629</text:p>
          </table:table-cell>
          <table:table-cell office:value-type="float" office:value="-46.5870306" calcext:value-type="float">
            <text:p>-46,5870306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elegacia do Idoso - 8ª Seccional - São Mateus</text:p>
          </table:table-cell>
          <table:table-cell table:number-columns-repeated="9"/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string" calcext:value-type="string">
            <text:p>Delegacia Porto de Santos (SP)</text:p>
          </table:table-cell>
          <table:table-cell table:number-columns-repeated="3"/>
          <table:table-cell office:value-type="float" office:value="-23.7406942" calcext:value-type="float">
            <text:p>-23,7406942</text:p>
          </table:table-cell>
          <table:table-cell office:value-type="float" office:value="-46.7236591" calcext:value-type="float">
            <text:p>-46,7236591</text:p>
          </table:table-cell>
          <table:table-cell table:number-columns-repeated="4"/>
        </table:table-row>
        <table:table-row table:style-name="ro1">
          <table:table-cell office:value-type="float" office:value="1469" calcext:value-type="float">
            <text:p>1469</text:p>
          </table:table-cell>
          <table:table-cell office:value-type="string" calcext:value-type="string">
            <text:p>DELPOL Metropolitano</text:p>
          </table:table-cell>
          <table:table-cell table:number-columns-repeated="3"/>
          <table:table-cell office:value-type="float" office:value="-23.5196599" calcext:value-type="float">
            <text:p>-23,5196599</text:p>
          </table:table-cell>
          <table:table-cell office:value-type="float" office:value="-46.5984324" calcext:value-type="float">
            <text:p>-46,5984324</text:p>
          </table:table-cell>
          <table:table-cell table:number-columns-repeated="4"/>
        </table:table-row>
        <table:table-row table:style-name="ro1">
          <table:table-cell office:value-type="float" office:value="1411" calcext:value-type="float">
            <text:p>1411</text:p>
          </table:table-cell>
          <table:table-cell office:value-type="string" calcext:value-type="string">
            <text:p>OUTRAS ESPECIALIZADAS</text:p>
          </table:table-cell>
          <table:table-cell table:number-columns-repeated="3"/>
          <table:table-cell office:value-type="float" office:value="-23.5196599" calcext:value-type="float">
            <text:p>-23,5196599</text:p>
          </table:table-cell>
          <table:table-cell office:value-type="float" office:value="-46.5984324" calcext:value-type="float">
            <text:p>-46,5984324</text:p>
          </table:table-cell>
          <table:table-cell table:number-columns-repeated="4"/>
        </table:table-row>
      </table:table>
      <table:table table:name="Regiões" table:style-name="ta1">
        <table:table-column table:style-name="co9" table:number-columns-repeated="2" table:default-cell-style-name="Default"/>
        <table:table-row table:style-name="ro1">
          <table:table-cell office:value-type="string" calcext:value-type="string">
            <text:p>DP</text:p>
          </table:table-cell>
          <table:table-cell office:value-type="string" calcext:value-type="string">
            <text:p>Regiã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entro 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entro 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entro 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entro 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entro 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entro 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Zona Oest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Zona Leste 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Zona Nort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Zona Leste 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Zona Sul 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entro 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Zona Norte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Zona Oest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Zona Oeste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Zona Sul 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Zona Sul 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Zona Leste 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Zona Nort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Zona Norte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Zona Leste 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Zona Leste 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Zona Oeste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Zona Leste 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Zona Sul 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Zona Sul 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Zona Sul 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Zona Norte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Zona Leste 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Zona Leste 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Zona Leste 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Zona Leste 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Zona Norte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Zona Sul 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Zona Sul 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Zona Sul 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Zona Sul 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Zona Norte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Zona Norte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Zona Norte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Zona Leste 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Zona Leste 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Zona Sul 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Zona Leste 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Zona Norte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Zona Norte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Zona Sul 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Zona Sul 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Zona Leste 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Zona Leste 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Zona Oeste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Zona Leste 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Zona Leste 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Zona Leste 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Zona Sul 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Zona Leste 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Zona Leste 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Zona Leste 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Zona Leste 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Zona Leste 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Zona Leste 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Zona Leste 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Zona Leste 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Zona Leste 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Zona Leste 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Zona Leste 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Zona Leste 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Zona Leste 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Zona Norte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Zona Norte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Zona Norte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Zona Oeste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Centro 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Zona Oeste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Zona Sul 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Zona Leste 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Zona Sul 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Zona Sul 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Zona Norte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Zona Sul 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Zona Norte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Zona Oeste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Zona Sul 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Zona Oeste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Zona Sul 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Zona Sul 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Zona Sul 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Zona Sul 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Zona Sul 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Zona Sul 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Zona Sul 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Zona Sul 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Zona Leste </text:p>
          </table:table-cell>
        </table:table-row>
      </table:table>
      <table:named-expressions/>
      <table:database-ranges>
        <table:database-range table:name="__Anonymous_Sheet_DB__1" table:target-range-address="Regiões.A1:Regiões.B94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25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8-25T23:41:13.909000000</dc:date>
    <meta:editing-duration>PT18M18S</meta:editing-duration>
    <meta:editing-cycles>2</meta:editing-cycles>
    <meta:generator>LibreOffice/6.0.5.2$Windows_X86_64 LibreOffice_project/54c8cbb85f300ac59db32fe8a675ff7683cd5a16</meta:generator>
    <meta:document-statistic meta:table-count="2" meta:cell-count="1136" meta:object-count="0"/>
  </office:meta>
</office:document-meta>
</file>